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89mm"/>
    </style:style>
    <style:style style:name="co2" style:family="table-column">
      <style:table-column-properties fo:break-before="auto" style:column-width="22.86mm"/>
    </style:style>
    <style:style style:name="co3" style:family="table-column">
      <style:table-column-properties fo:break-before="auto" style:column-width="17.11mm"/>
    </style:style>
    <style:style style:name="co4" style:family="table-column">
      <style:table-column-properties fo:break-before="auto" style:column-width="20.48mm"/>
    </style:style>
    <style:style style:name="co5" style:family="table-column">
      <style:table-column-properties fo:break-before="auto" style:column-width="86.24mm"/>
    </style:style>
    <style:style style:name="co6" style:family="table-column">
      <style:table-column-properties fo:break-before="auto" style:column-width="80.13mm"/>
    </style:style>
    <style:style style:name="co7" style:family="table-column">
      <style:table-column-properties fo:break-before="auto" style:column-width="210.8mm"/>
    </style:style>
    <style:style style:name="ro1" style:family="table-row">
      <style:table-row-properties style:row-height="5.93mm" fo:break-before="auto" style:use-optimal-row-height="true"/>
    </style:style>
    <style:style style:name="ro2" style:family="table-row">
      <style:table-row-properties style:row-height="5.5mm" fo:break-before="auto" style:use-optimal-row-height="tru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76mm" fo:break-before="auto" style:use-optimal-row-height="false"/>
    </style:style>
    <style:style style:name="ro6" style:family="table-row">
      <style:table-row-properties style:row-height="4.66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6.14mm" fo:break-before="auto" style:use-optimal-row-height="true"/>
    </style:style>
    <style:style style:name="ro9" style:family="table-row">
      <style:table-row-properties style:row-height="6.35mm" fo:break-before="auto" style:use-optimal-row-height="false"/>
    </style:style>
    <style:style style:name="ta1" style:family="table" style:master-page-name="PageStyle_5f_Sumář">
      <style:table-properties table:display="true" style:writing-mode="lr-tb"/>
    </style:style>
    <style:style style:name="ta2" style:family="table" style:master-page-name="PageStyle_5f_Hlavní">
      <style:table-properties table:display="true" style:writing-mode="lr-tb"/>
    </style:style>
    <style:style style:name="ta3" style:family="table" style:master-page-name="PageStyle_5f_Doplňková">
      <style:table-properties table:display="true" style:writing-mode="lr-tb"/>
    </style:style>
    <style:style style:name="ta4" style:family="table" style:master-page-name="PageStyle_5f_Komentář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order-bottom="0.74pt dash-dot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" style:family="table-cell" style:parent-style-name="Default">
      <style:table-cell-properties fo:border-bottom="0.74pt dash-dot #000000" fo:background-color="#ccffcc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fo:border-left="0.74pt solid #000000" fo:border-right="none" style:rotation-align="none" fo:border-top="0.06pt solid #000000"/>
    </style:style>
    <style:style style:name="ce17" style:family="table-cell" style:parent-style-name="Default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able-cell-properties fo:border-bottom="0.06pt solid #000000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2.49pt double-thin #000000" style:border-line-width-left="0.18mm 0.53mm 0.18mm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 style:data-style-name="N110">
      <style:table-cell-properties fo:border-bottom="0.74pt dash-dot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 style:data-style-name="N110">
      <style:table-cell-properties fo:border-bottom="0.74pt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110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0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1" style:family="table-cell" style:parent-style-name="Default" style:data-style-name="N110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2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3" style:family="table-cell" style:parent-style-name="Default" style:data-style-name="N110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5" style:family="table-cell" style:parent-style-name="Default" style:data-style-name="N110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6" style:family="table-cell" style:parent-style-name="Default" style:data-style-name="N110">
      <style:table-cell-properties fo:border-bottom="0.06pt solid #000000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7" style:family="table-cell" style:parent-style-name="Default" style:data-style-name="N110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 style:data-style-name="N10110">
      <style:table-cell-properties style:rotation-align="none"/>
    </style:style>
    <style:style style:name="ce39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0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1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2" style:family="table-cell" style:parent-style-name="Default" style:data-style-name="N110">
      <style:table-cell-properties fo:border-bottom="0.74pt dash-dot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4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 style:data-style-name="N110">
      <style:table-cell-properties fo:background-color="#0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110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7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8" style:family="table-cell" style:parent-style-name="Default" style:data-style-name="N110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9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0" style:family="table-cell" style:parent-style-name="Default" style:data-style-name="N110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1" style:family="table-cell" style:parent-style-name="Default" style:data-style-name="N110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2" style:family="table-cell" style:parent-style-name="Default" style:data-style-name="N110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3" style:family="table-cell" style:parent-style-name="Default" style:data-style-name="N110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4" style:family="table-cell" style:parent-style-name="Default" style:data-style-name="N10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6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7" style:family="table-cell" style:parent-style-name="Default">
      <style:table-cell-properties fo:background-color="#00808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Default" style:data-style-name="N110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3pt" fo:font-style="normal" fo:text-shadow="none" style:text-underline-style="none" fo:font-weight="bold" style:font-size-asian="13pt" style:font-style-asian="normal" style:font-weight-asian="bold" style:font-name-complex="Arial1" style:font-size-complex="13pt" style:font-style-complex="normal" style:font-weight-complex="bold"/>
    </style:style>
    <style:style style:name="ce61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2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1">
      <style:table-cell-properties fo:border-bottom="0.74pt dash-dot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 style:data-style-name="N111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 style:data-style-name="N111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8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9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 style:data-style-name="N111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1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2" style:family="table-cell" style:parent-style-name="Default" style:data-style-name="N1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3" style:family="table-cell" style:parent-style-name="Default" style:data-style-name="N111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111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8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Default">
      <style:table-cell-properties fo:border-bottom="none" fo:background-color="#00808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Default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1">
      <style:table-cell-properties fo:border-bottom="0.74pt dash-dot #000000" fo:background-color="#00808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3" style:family="table-cell" style:parent-style-name="Default" style:data-style-name="N11">
      <style:table-cell-properties fo:border-bottom="none" fo:background-color="#00808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 style:data-style-name="N11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5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 style:data-style-name="N1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8" style:family="table-cell" style:parent-style-name="Default" style:data-style-name="N1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2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Default" style:data-style-name="N11">
      <style:table-cell-properties fo:border-bottom="0.06pt solid #000000" fo:background-color="#00808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Default" style:data-style-name="N11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</style:style>
    <style:style style:name="ce96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</style:style>
    <style:style style:name="ce99" style:family="table-cell" style:parent-style-name="Default" style:data-style-name="N110">
      <style:table-cell-properties fo:border-bottom="0.74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0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02" style:family="table-cell" style:parent-style-name="Default">
      <style:table-cell-properties fo:border-bottom="2.49pt double-thin #000000" style:border-line-width-bottom="0.18mm 0.53mm 0.18mm" style:diagonal-bl-tr="none" style:diagonal-tl-br="none" fo:border-left="0.74pt solid #000000" fo:border-right="0.74pt solid #000000" style:rotation-align="none" fo:border-top="none"/>
    </style:style>
    <style:style style:name="ce10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none"/>
    </style:style>
    <style:style style:name="ce10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08" style:family="table-cell" style:parent-style-name="Default">
      <style:table-cell-properties fo:border-bottom="2.49pt double-thin #000000" style:border-line-width-bottom="0.18mm 0.53mm 0.18mm" style:diagonal-bl-tr="none" style:diagonal-tl-br="none" fo:border-left="none" fo:border-right="none" style:rotation-align="none" fo:border-top="none"/>
    </style:style>
    <style:style style:name="ce109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1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</style:style>
    <style:style style:name="ce1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1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5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Default" style:data-style-name="N110">
      <style:table-cell-properties fo:border-bottom="0.74pt solid #000000" fo:background-color="#0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 style:data-style-name="N110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9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0" style:family="table-cell" style:parent-style-name="Default" style:data-style-name="N110">
      <style:table-cell-properties fo:border-bottom="0.74pt dash-dot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2" style:family="table-cell" style:parent-style-name="Default" style:data-style-name="N110">
      <style:table-cell-properties fo:border-bottom="0.06pt solid #000000" fo:background-color="#0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3" style:family="table-cell" style:parent-style-name="Default" style:data-style-name="N110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4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5" style:family="table-cell" style:parent-style-name="Default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6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7" style:family="table-cell" style:parent-style-name="Default" style:data-style-name="N11">
      <style:table-cell-properties fo:border-bottom="0.06pt solid #000000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8" style:family="table-cell" style:parent-style-name="Default" style:data-style-name="N11">
      <style:table-cell-properties fo:border-bottom="none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9" style:family="table-cell" style:parent-style-name="Default" style:data-style-name="N11">
      <style:table-cell-properties fo:border-bottom="0.74pt dash-dot #000000" fo:background-color="#ccffcc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0" style:family="table-cell" style:parent-style-name="Default" style:data-style-name="N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 style:data-style-name="N1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1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 style:data-style-name="N11">
      <style:table-cell-properties fo:border-bottom="2.49pt double-thin #000000" style:border-line-width-bottom="0.18mm 0.53mm 0.18mm" style:diagonal-bl-tr="none" style:diagonal-tl-br="none" style:text-align-source="fix" style:repeat-content="false" fo:background-color="transparent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4" style:family="table-cell" style:parent-style-name="Default" style:data-style-name="N11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Default" style:data-style-name="N11">
      <style:table-cell-properties fo:border-bottom="2.49pt double-thin #000000" style:border-line-width-bottom="0.18mm 0.53mm 0.18mm" fo:background-color="#008080" style:diagonal-bl-tr="none" style:diagonal-tl-br="none" style:text-align-source="fix" style:repeat-content="false" fo:wrap-option="no-wrap" fo:border-left="0.74pt solid #000000" style:direction="ltr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6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7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8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9" style:family="table-cell" style:parent-style-name="Default" style:data-style-name="N110">
      <style:table-cell-properties fo:border-bottom="0.06pt solid #000000" fo:background-color="#00808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5.24mm" style:writing-mode="page"/>
      <style:text-properties fo:color="#ffffff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0" style:family="table-cell" style:parent-style-name="Default" style:data-style-name="N11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1" style:family="table-cell" style:parent-style-name="Default" style:data-style-name="N11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2" style:family="table-cell" style:parent-style-name="Default" style:data-style-name="N11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3" style:family="table-cell" style:parent-style-name="Default" style:data-style-name="N110">
      <style:table-cell-properties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5.24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44" style:family="table-cell" style:parent-style-name="Default" style:data-style-name="N111">
      <style:table-cell-properties fo:border-bottom="0.06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Default" style:data-style-name="N11">
      <style:table-cell-properties fo:border-bottom="0.06pt solid #000000" fo:background-color="#ccffcc" style:diagonal-bl-tr="none" style:diagonal-tl-br="none" style:text-align-source="fix" style:repeat-content="false" fo:wrap-option="no-wrap" fo:border-left="none" style:direction="ltr" fo:border-right="2.49pt double-thin #000000" style:border-line-width-right="0.18mm 0.53mm 0.18mm" style:rotation-angle="0" style:rotation-align="none" style:shrink-to-fit="false" fo:border-top="0.74pt dash-dot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5.24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text-shadow="none" style:font-name="Times New Roman" fo:font-size="12pt" fo:font-weight="bold" style:text-underline-style="none" style:text-underline-color="font-color" style:text-line-through-type="none" fo:font-style="normal" style:text-outline="fals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text-shadow="none" style:font-name="Times New Roman" fo:font-size="12pt" style:text-underline-style="none" style:text-underline-color="font-color" style:text-line-through-type="none" fo:font-style="normal" style:text-outline="false" style:text-position="0%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umář" table:style-name="ta1" table:print-ranges="Sumář.A1:Sumář.F56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ÁVRH ROZPOČTU <text:s/>2016</text:p>
          </table:table-cell>
          <table:covered-table-cell table:number-columns-repeated="2" table:style-name="ce21"/>
          <table:table-cell table:style-name="ce54" office:value-type="string" calcext:value-type="string" table:number-columns-spanned="3" table:number-rows-spanned="1">
            <text:p>S U M Á Ř</text:p>
          </table:table-cell>
          <table:covered-table-cell table:number-columns-repeated="2" table:style-name="ce60"/>
          <table:table-cell table:number-columns-repeated="1018"/>
        </table:table-row>
        <table:table-row table:style-name="ro2">
          <table:table-cell table:number-columns-repeated="3"/>
          <table:table-cell table:style-name="ce55"/>
          <table:table-cell table:number-columns-repeated="1020"/>
        </table:table-row>
        <table:table-row table:style-name="ro3">
          <table:table-cell table:style-name="ce2" office:value-type="string" calcext:value-type="string" table:number-columns-spanned="5" table:number-rows-spanned="1">
            <text:p>Příspěvková organizace: <text:s/>Žižkovské divadlo Járy Cimrmana</text:p>
          </table:table-cell>
          <table:covered-table-cell table:number-columns-repeated="4" table:style-name="ce22"/>
          <table:table-cell table:style-name="ce76"/>
          <table:table-cell table:number-columns-repeated="1018"/>
        </table:table-row>
        <table:table-row table:style-name="ro4">
          <table:table-cell table:number-columns-repeated="5"/>
          <table:table-cell table:style-name="ce77" office:value-type="string" calcext:value-type="string">
            <text:p>v tis. Kč</text:p>
          </table:table-cell>
          <table:table-cell/>
          <table:table-cell table:style-name="ce95"/>
          <table:table-cell table:style-name="ce103" office:value-type="string" calcext:value-type="string">
            <text:p>kontrola</text:p>
          </table:table-cell>
          <table:table-cell table:style-name="ce109"/>
          <table:table-cell table:number-columns-repeated="1014"/>
        </table:table-row>
        <table:table-row table:style-name="ro5">
          <table:table-cell table:style-name="ce3" office:value-type="string" calcext:value-type="string" table:number-columns-spanned="1" table:number-rows-spanned="3">
            <text:p>Položka</text:p>
          </table:table-cell>
          <table:table-cell table:style-name="ce23" office:value-type="string" calcext:value-type="string">
            <text:p>Schválený</text:p>
          </table:table-cell>
          <table:table-cell table:style-name="ce39" office:value-type="string" calcext:value-type="string">
            <text:p>Upravený</text:p>
          </table:table-cell>
          <table:table-cell table:style-name="ce56" office:value-type="string" calcext:value-type="string" table:number-columns-spanned="1" table:number-rows-spanned="2">
            <text:p>Návrh</text:p>
          </table:table-cell>
          <table:table-cell table:style-name="ce61" office:value-type="string" calcext:value-type="string" table:number-columns-spanned="1" table:number-rows-spanned="3">
            <text:p>% <text:s text:c="24"/>Skut./SR</text:p>
          </table:table-cell>
          <table:table-cell table:style-name="ce78" office:value-type="string" calcext:value-type="string" table:number-columns-spanned="1" table:number-rows-spanned="3">
            <text:p>% <text:s text:c="25"/>Skut./UR</text:p>
          </table:table-cell>
          <table:table-cell/>
          <table:table-cell table:style-name="ce96"/>
          <table:table-cell table:style-name="ce104"/>
          <table:table-cell table:style-name="ce110"/>
          <table:table-cell table:number-columns-repeated="1014"/>
        </table:table-row>
        <table:table-row table:style-name="ro6">
          <table:covered-table-cell table:style-name="ce4"/>
          <table:table-cell table:style-name="ce24" office:value-type="string" calcext:value-type="string">
            <text:p>rozpočet</text:p>
          </table:table-cell>
          <table:table-cell table:style-name="ce40" office:value-type="string" calcext:value-type="string">
            <text:p>rozpočet</text:p>
          </table:table-cell>
          <table:covered-table-cell table:style-name="ce57"/>
          <table:covered-table-cell table:style-name="ce62"/>
          <table:covered-table-cell table:style-name="ce79"/>
          <table:table-cell/>
          <table:table-cell table:style-name="ce97" office:value-type="string" calcext:value-type="string">
            <text:p>Schvál.R </text:p>
          </table:table-cell>
          <table:table-cell table:style-name="ce105" office:value-type="string" calcext:value-type="string">
            <text:p>Uprav.R</text:p>
          </table:table-cell>
          <table:table-cell table:style-name="ce111" office:value-type="string" calcext:value-type="string">
            <text:p>Skutečnost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float" office:value="2015" calcext:value-type="float">
            <text:p>2015</text:p>
          </table:table-cell>
          <table:table-cell table:style-name="ce41" office:value-type="float" office:value="2015" calcext:value-type="float">
            <text:p>2015</text:p>
          </table:table-cell>
          <table:table-cell table:style-name="ce41" office:value-type="float" office:value="2016" calcext:value-type="float">
            <text:p>2016</text:p>
          </table:table-cell>
          <table:covered-table-cell table:style-name="ce63"/>
          <table:covered-table-cell table:style-name="ce80"/>
          <table:table-cell/>
          <table:table-cell table:style-name="ce98"/>
          <table:table-cell table:style-name="ce106"/>
          <table:table-cell table:style-name="ce112"/>
          <table:table-cell table:number-columns-repeated="1014"/>
        </table:table-row>
        <table:table-row table:style-name="ro7">
          <table:table-cell table:style-name="ce6" office:value-type="string" calcext:value-type="string">
            <text:p>VÝNOSY CELKEM</text:p>
          </table:table-cell>
          <table:table-cell table:style-name="ce26" table:formula="of:=SUM([.B9:.B15])" office:value-type="float" office:value="18396" calcext:value-type="float">
            <text:p>18 396,0</text:p>
          </table:table-cell>
          <table:table-cell table:style-name="ce42" table:formula="of:=SUM([.C9:.C15])" office:value-type="float" office:value="0" calcext:value-type="float">
            <text:p>0,0</text:p>
          </table:table-cell>
          <table:table-cell table:style-name="ce26" table:formula="of:=SUM([.D9:.D15])" office:value-type="float" office:value="17283" calcext:value-type="float">
            <text:p>17 283,0</text:p>
          </table:table-cell>
          <table:table-cell table:style-name="ce64" table:formula="of:=+[.D8]/[.B8]" office:value-type="percentage" office:value="0.939497716894977" calcext:value-type="percentage">
            <text:p>93,95%</text:p>
          </table:table-cell>
          <table:table-cell table:style-name="ce81" table:formula="of:=+[.D8]/[.C8]" office:value-type="string" office:string-value="" calcext:value-type="error">
            <text:p>#DIV/0!</text:p>
          </table:table-cell>
          <table:table-cell/>
          <table:table-cell table:style-name="ce99" table:formula="of:=+[$Hlavní.B8]+[$Doplňková.B8]" office:value-type="float" office:value="18396" calcext:value-type="float">
            <text:p>18 396,0</text:p>
          </table:table-cell>
          <table:table-cell table:style-name="ce28" table:formula="of:=+[$Hlavní.C8]+[$Doplňková.C8]" office:value-type="float" office:value="0" calcext:value-type="float">
            <text:p>0,0</text:p>
          </table:table-cell>
          <table:table-cell table:style-name="ce28" table:formula="of:=+[$Hlavní.D8]+[$Doplňková.D8]" office:value-type="float" office:value="17283" calcext:value-type="float">
            <text:p>17 283,0</text:p>
          </table:table-cell>
          <table:table-cell table:number-columns-repeated="1014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style-name="ce27" table:formula="of:=+[$Hlavní.B9]+[$Doplňková.B9]" office:value-type="float" office:value="300" calcext:value-type="float">
            <text:p>300,0</text:p>
          </table:table-cell>
          <table:table-cell table:style-name="ce43" table:formula="of:=+[$Hlavní.C9]+[$Doplňková.C9]" office:value-type="float" office:value="0" calcext:value-type="float">
            <text:p>0,0</text:p>
          </table:table-cell>
          <table:table-cell table:style-name="ce27" table:formula="of:=+[$Hlavní.D9]+[$Doplňková.D9]" office:value-type="float" office:value="300" calcext:value-type="float">
            <text:p>300,0</text:p>
          </table:table-cell>
          <table:table-cell table:style-name="ce65" table:formula="of:=+[.D9]/[.B9]" office:value-type="percentage" office:value="1" calcext:value-type="percentage">
            <text:p>100,0%</text:p>
          </table:table-cell>
          <table:table-cell table:style-name="ce82" table:formula="of:=+[.D9]/[.C9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13"/>
          <table:table-cell table:number-columns-repeated="1014"/>
        </table:table-row>
        <table:table-row table:style-name="ro7">
          <table:table-cell table:style-name="ce7" office:value-type="string" calcext:value-type="string">
            <text:p>Reklamy</text:p>
          </table:table-cell>
          <table:table-cell table:style-name="ce27" table:formula="of:=+[$Hlavní.B10]+[$Doplňková.B10]" office:value-type="float" office:value="800" calcext:value-type="float">
            <text:p>800,0</text:p>
          </table:table-cell>
          <table:table-cell table:style-name="ce44" table:formula="of:=+[$Hlavní.C10]+[$Doplňková.C10]" office:value-type="float" office:value="0" calcext:value-type="float">
            <text:p>0,0</text:p>
          </table:table-cell>
          <table:table-cell table:style-name="ce27" table:formula="of:=+[$Hlavní.D10]+[$Doplňková.D10]" office:value-type="float" office:value="800" calcext:value-type="float">
            <text:p>800,0</text:p>
          </table:table-cell>
          <table:table-cell table:style-name="ce65" table:formula="of:=+[.D10]/[.B10]" office:value-type="percentage" office:value="1" calcext:value-type="percentage">
            <text:p>100,0%</text:p>
          </table:table-cell>
          <table:table-cell table:style-name="ce82" table:formula="of:=+[.D10]/[.C10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Vstupné</text:p>
          </table:table-cell>
          <table:table-cell table:style-name="ce27" table:formula="of:=+[$Hlavní.B11]+[$Doplňková.B11]" office:value-type="float" office:value="15000" calcext:value-type="float">
            <text:p>15 000,0</text:p>
          </table:table-cell>
          <table:table-cell table:style-name="ce44" table:formula="of:=+[$Hlavní.C11]+[$Doplňková.C11]" office:value-type="float" office:value="0" calcext:value-type="float">
            <text:p>0,0</text:p>
          </table:table-cell>
          <table:table-cell table:style-name="ce27" table:formula="of:=+[$Hlavní.D11]+[$Doplňková.D11]" office:value-type="float" office:value="14000" calcext:value-type="float">
            <text:p>14 000,0</text:p>
          </table:table-cell>
          <table:table-cell table:style-name="ce65" table:formula="of:=+[.D11]/[.B11]" office:value-type="percentage" office:value="0.933333333333333" calcext:value-type="percentage">
            <text:p>93,3%</text:p>
          </table:table-cell>
          <table:table-cell table:style-name="ce82" table:formula="of:=+[.D11]/[.C11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style-name="ce27" table:formula="of:=+[$Hlavní.B12]+[$Doplňková.B12]" office:value-type="float" office:value="0" calcext:value-type="float">
            <text:p>0,0</text:p>
          </table:table-cell>
          <table:table-cell table:style-name="ce44" table:formula="of:=+[$Hlavní.C12]+[$Doplňková.C12]" office:value-type="float" office:value="0" calcext:value-type="float">
            <text:p>0,0</text:p>
          </table:table-cell>
          <table:table-cell table:style-name="ce27" table:formula="of:=+[$Hlavní.D12]+[$Doplňková.D12]" office:value-type="float" office:value="0" calcext:value-type="float">
            <text:p>0,0</text:p>
          </table:table-cell>
          <table:table-cell table:style-name="ce65" table:formula="of:=+[.D12]/[.B12]" office:value-type="string" office:string-value="" calcext:value-type="error">
            <text:p>#DIV/0!</text:p>
          </table:table-cell>
          <table:table-cell table:style-name="ce82" table:formula="of:=+[.D12]/[.C12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Dary</text:p>
          </table:table-cell>
          <table:table-cell table:style-name="ce27" table:formula="of:=+[$Hlavní.B13]+[$Doplňková.B13]" office:value-type="float" office:value="0" calcext:value-type="float">
            <text:p>0,0</text:p>
          </table:table-cell>
          <table:table-cell table:style-name="ce44" table:formula="of:=+[$Hlavní.C13]+[$Doplňková.C13]" office:value-type="float" office:value="0" calcext:value-type="float">
            <text:p>0,0</text:p>
          </table:table-cell>
          <table:table-cell table:style-name="ce27" table:formula="of:=+[$Hlavní.D13]+[$Doplňková.D13]" office:value-type="float" office:value="0" calcext:value-type="float">
            <text:p>0,0</text:p>
          </table:table-cell>
          <table:table-cell table:style-name="ce65" table:formula="of:=+[.D13]/[.B13]" office:value-type="string" office:string-value="" calcext:value-type="error">
            <text:p>#DIV/0!</text:p>
          </table:table-cell>
          <table:table-cell table:style-name="ce82" table:formula="of:=+[.D13]/[.C13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řevody z fondů</text:p>
          </table:table-cell>
          <table:table-cell table:style-name="ce27" table:formula="of:=+[$Hlavní.B14]+[$Doplňková.B14]" office:value-type="float" office:value="1996" calcext:value-type="float">
            <text:p>1 996,0</text:p>
          </table:table-cell>
          <table:table-cell table:style-name="ce44" table:formula="of:=+[$Hlavní.C14]+[$Doplňková.C14]" office:value-type="float" office:value="0" calcext:value-type="float">
            <text:p>0,0</text:p>
          </table:table-cell>
          <table:table-cell table:style-name="ce27" table:formula="of:=+[$Hlavní.D14]+[$Doplňková.D14]" office:value-type="float" office:value="1983" calcext:value-type="float">
            <text:p>1 983,0</text:p>
          </table:table-cell>
          <table:table-cell table:style-name="ce65" table:formula="of:=+[.D14]/[.B14]" office:value-type="percentage" office:value="0.993486973947896" calcext:value-type="percentage">
            <text:p>99,3%</text:p>
          </table:table-cell>
          <table:table-cell table:style-name="ce82" table:formula="of:=+[.D14]/[.C14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8" office:value-type="string" calcext:value-type="string">
            <text:p>Ostatní</text:p>
          </table:table-cell>
          <table:table-cell table:style-name="ce27" table:formula="of:=+[$Hlavní.B15]+[$Doplňková.B15]" office:value-type="float" office:value="300" calcext:value-type="float">
            <text:p>300,0</text:p>
          </table:table-cell>
          <table:table-cell table:style-name="ce44" table:formula="of:=+[$Hlavní.C15]+[$Doplňková.C15]" office:value-type="float" office:value="0" calcext:value-type="float">
            <text:p>0,0</text:p>
          </table:table-cell>
          <table:table-cell table:style-name="ce27" table:formula="of:=+[$Hlavní.D15]+[$Doplňková.D15]" office:value-type="float" office:value="200" calcext:value-type="float">
            <text:p>200,0</text:p>
          </table:table-cell>
          <table:table-cell table:style-name="ce65" table:formula="of:=+[.D15]/[.B15]" office:value-type="percentage" office:value="0.666666666666667" calcext:value-type="percentage">
            <text:p>66,7%</text:p>
          </table:table-cell>
          <table:table-cell table:style-name="ce82" table:formula="of:=+[.D15]/[.C15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9" office:value-type="string" calcext:value-type="string">
            <text:p>NÁKLADY CELKEM</text:p>
          </table:table-cell>
          <table:table-cell table:style-name="ce28" table:formula="of:=SUM([.B17];[.B24];[.B36];[.B42];[.B47];[.B48])" office:value-type="float" office:value="21615.2" calcext:value-type="float">
            <text:p>21 615,2</text:p>
          </table:table-cell>
          <table:table-cell table:style-name="ce45" table:formula="of:=SUM([.C17];[.C24];[.C36];[.C42];[.C47];[.C48])" office:value-type="float" office:value="0" calcext:value-type="float">
            <text:p>0,0</text:p>
          </table:table-cell>
          <table:table-cell table:style-name="ce28" table:formula="of:=SUM([.D17];[.D24];[.D36];[.D42];[.D47];[.D48])" office:value-type="float" office:value="20402.2" calcext:value-type="float">
            <text:p>20 402,2</text:p>
          </table:table-cell>
          <table:table-cell table:style-name="ce66" table:formula="of:=+[.D16]/[.B16]" office:value-type="percentage" office:value="0.943882082978645" calcext:value-type="percentage">
            <text:p>94,4%</text:p>
          </table:table-cell>
          <table:table-cell table:style-name="ce83" table:formula="of:=+[.D16]/[.C16]" office:value-type="string" office:string-value="" calcext:value-type="error">
            <text:p>#DIV/0!</text:p>
          </table:table-cell>
          <table:table-cell/>
          <table:table-cell table:style-name="ce45" table:formula="of:=+[$Hlavní.B16]+[$Doplňková.B16]" office:value-type="float" office:value="21615.2" calcext:value-type="float">
            <text:p>21 615,2</text:p>
          </table:table-cell>
          <table:table-cell table:style-name="ce28" table:formula="of:=+[$Hlavní.C16]+[$Doplňková.C16]" office:value-type="float" office:value="0" calcext:value-type="float">
            <text:p>0,0</text:p>
          </table:table-cell>
          <table:table-cell table:style-name="ce45" table:formula="of:=+[$Hlavní.D16]+[$Doplňková.D16]" office:value-type="float" office:value="20402.2" calcext:value-type="float">
            <text:p>20 402,2</text:p>
          </table:table-cell>
          <table:table-cell table:number-columns-repeated="1014"/>
        </table:table-row>
        <table:table-row table:style-name="ro7">
          <table:table-cell table:style-name="ce10" office:value-type="string" calcext:value-type="string">
            <text:p>Spotřební nákupy celkem</text:p>
          </table:table-cell>
          <table:table-cell table:style-name="ce29" table:formula="of:=SUM([.B18:.B23])" office:value-type="float" office:value="984.5" calcext:value-type="float">
            <text:p>984,5</text:p>
          </table:table-cell>
          <table:table-cell table:style-name="ce46" table:formula="of:=SUM([.C18:.C23])" office:value-type="float" office:value="0" calcext:value-type="float">
            <text:p>0,0</text:p>
          </table:table-cell>
          <table:table-cell table:style-name="ce29" table:formula="of:=SUM([.D18:.D23])" office:value-type="float" office:value="784.5" calcext:value-type="float">
            <text:p>784,5</text:p>
          </table:table-cell>
          <table:table-cell table:style-name="ce67" table:formula="of:=+[.D17]/[.B17]" office:value-type="percentage" office:value="0.796851193499238" calcext:value-type="percentage">
            <text:p>79,7%</text:p>
          </table:table-cell>
          <table:table-cell table:style-name="ce84" table:formula="of:=+[.D17]/[.C17]" office:value-type="string" office:string-value="" calcext:value-type="error">
            <text:p>#DIV/0!</text:p>
          </table:table-cell>
          <table:table-cell/>
          <table:table-cell table:style-name="ce46" table:formula="of:=+[$Hlavní.B17]+[$Doplňková.B17]" office:value-type="float" office:value="984.5" calcext:value-type="float">
            <text:p>984,5</text:p>
          </table:table-cell>
          <table:table-cell table:style-name="ce29" table:formula="of:=+[$Hlavní.C17]+[$Doplňková.C17]" office:value-type="float" office:value="0" calcext:value-type="float">
            <text:p>0,0</text:p>
          </table:table-cell>
          <table:table-cell table:style-name="ce46" table:formula="of:=+[$Hlavní.D17]+[$Doplňková.D17]" office:value-type="float" office:value="784.5" calcext:value-type="float">
            <text:p>784,5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Spotřební materiál</text:p>
          </table:table-cell>
          <table:table-cell table:style-name="ce27" table:formula="of:=+[$Hlavní.B18]+[$Doplňková.B18]" office:value-type="float" office:value="283" calcext:value-type="float">
            <text:p>283,0</text:p>
          </table:table-cell>
          <table:table-cell table:style-name="ce44" table:formula="of:=+[$Hlavní.C18]+[$Doplňková.C18]" office:value-type="float" office:value="0" calcext:value-type="float">
            <text:p>0,0</text:p>
          </table:table-cell>
          <table:table-cell table:style-name="ce27" table:formula="of:=+[$Hlavní.D18]+[$Doplňková.D18]" office:value-type="float" office:value="283" calcext:value-type="float">
            <text:p>283,0</text:p>
          </table:table-cell>
          <table:table-cell table:style-name="ce68" table:formula="of:=+[.D18]/[.B18]" office:value-type="percentage" office:value="1" calcext:value-type="percentage">
            <text:p>100,0%</text:p>
          </table:table-cell>
          <table:table-cell table:style-name="ce85" table:formula="of:=+[.D18]/[.C18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otraviny</text:p>
          </table:table-cell>
          <table:table-cell table:style-name="ce27" table:formula="of:=+[$Hlavní.B19]+[$Doplňková.B19]" office:value-type="float" office:value="0" calcext:value-type="float">
            <text:p>0,0</text:p>
          </table:table-cell>
          <table:table-cell table:style-name="ce44" table:formula="of:=+[$Hlavní.C19]+[$Doplňková.C19]" office:value-type="float" office:value="0" calcext:value-type="float">
            <text:p>0,0</text:p>
          </table:table-cell>
          <table:table-cell table:style-name="ce27" table:formula="of:=+[$Hlavní.D19]+[$Doplňková.D19]" office:value-type="float" office:value="0" calcext:value-type="float">
            <text:p>0,0</text:p>
          </table:table-cell>
          <table:table-cell table:style-name="ce65" table:formula="of:=+[.D19]/[.B19]" office:value-type="string" office:string-value="" calcext:value-type="error">
            <text:p>#DIV/0!</text:p>
          </table:table-cell>
          <table:table-cell table:style-name="ce82" table:formula="of:=+[.D19]/[.C19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DDHM</text:p>
          </table:table-cell>
          <table:table-cell table:style-name="ce27" table:formula="of:=+[$Hlavní.B20]+[$Doplňková.B20]" office:value-type="float" office:value="301.5" calcext:value-type="float">
            <text:p>301,5</text:p>
          </table:table-cell>
          <table:table-cell table:style-name="ce44" table:formula="of:=+[$Hlavní.C20]+[$Doplňková.C20]" office:value-type="float" office:value="0" calcext:value-type="float">
            <text:p>0,0</text:p>
          </table:table-cell>
          <table:table-cell table:style-name="ce27" table:formula="of:=+[$Hlavní.D20]+[$Doplňková.D20]" office:value-type="float" office:value="101.5" calcext:value-type="float">
            <text:p>101,5</text:p>
          </table:table-cell>
          <table:table-cell table:style-name="ce65" table:formula="of:=+[.D20]/[.B20]" office:value-type="percentage" office:value="0.33665008291874" calcext:value-type="percentage">
            <text:p>33,7%</text:p>
          </table:table-cell>
          <table:table-cell table:style-name="ce82" table:formula="of:=+[.D20]/[.C20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Spotřeba energií</text:p>
          </table:table-cell>
          <table:table-cell table:style-name="ce27" table:formula="of:=+[$Hlavní.B21]+[$Doplňková.B21]" office:value-type="float" office:value="400" calcext:value-type="float">
            <text:p>400,0</text:p>
          </table:table-cell>
          <table:table-cell table:style-name="ce44" table:formula="of:=+[$Hlavní.C21]+[$Doplňková.C21]" office:value-type="float" office:value="0" calcext:value-type="float">
            <text:p>0,0</text:p>
          </table:table-cell>
          <table:table-cell table:style-name="ce27" table:formula="of:=+[$Hlavní.D21]+[$Doplňková.D21]" office:value-type="float" office:value="400" calcext:value-type="float">
            <text:p>400,0</text:p>
          </table:table-cell>
          <table:table-cell table:style-name="ce65" table:formula="of:=+[.D21]/[.B21]" office:value-type="percentage" office:value="1" calcext:value-type="percentage">
            <text:p>100,0%</text:p>
          </table:table-cell>
          <table:table-cell table:style-name="ce82" table:formula="of:=+[.D21]/[.C21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style-name="ce27" table:formula="of:=+[$Hlavní.B22]+[$Doplňková.B22]" office:value-type="float" office:value="0" calcext:value-type="float">
            <text:p>0,0</text:p>
          </table:table-cell>
          <table:table-cell table:style-name="ce44" table:formula="of:=+[$Hlavní.C22]+[$Doplňková.C22]" office:value-type="float" office:value="0" calcext:value-type="float">
            <text:p>0,0</text:p>
          </table:table-cell>
          <table:table-cell table:style-name="ce27" table:formula="of:=+[$Hlavní.D22]+[$Doplňková.D22]" office:value-type="float" office:value="0" calcext:value-type="float">
            <text:p>0,0</text:p>
          </table:table-cell>
          <table:table-cell table:style-name="ce65" table:formula="of:=+[.D22]/[.B22]" office:value-type="string" office:string-value="" calcext:value-type="error">
            <text:p>#DIV/0!</text:p>
          </table:table-cell>
          <table:table-cell table:style-name="ce82" table:formula="of:=+[.D22]/[.C22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30" table:formula="of:=+[$Hlavní.B23]+[$Doplňková.B23]" office:value-type="float" office:value="0" calcext:value-type="float">
            <text:p>0,0</text:p>
          </table:table-cell>
          <table:table-cell table:style-name="ce47" table:formula="of:=+[$Hlavní.C23]+[$Doplňková.C23]" office:value-type="float" office:value="0" calcext:value-type="float">
            <text:p>0,0</text:p>
          </table:table-cell>
          <table:table-cell table:style-name="ce58" table:formula="of:=+[$Hlavní.D23]+[$Doplňková.D23]" office:value-type="float" office:value="0" calcext:value-type="float">
            <text:p>0,0</text:p>
          </table:table-cell>
          <table:table-cell table:style-name="ce65" table:formula="of:=+[.D23]/[.B23]" office:value-type="string" office:string-value="" calcext:value-type="error">
            <text:p>#DIV/0!</text:p>
          </table:table-cell>
          <table:table-cell table:style-name="ce82" table:formula="of:=+[.D23]/[.C23]" office:value-type="string" office:string-value="" calcext:value-type="error">
            <text:p>#DIV/0!</text:p>
          </table:table-cell>
          <table:table-cell/>
          <table:table-cell table:style-name="ce101"/>
          <table:table-cell table:style-name="ce107"/>
          <table:table-cell table:style-name="ce101"/>
          <table:table-cell table:number-columns-repeated="1014"/>
        </table:table-row>
        <table:table-row table:style-name="ro7">
          <table:table-cell table:style-name="ce10" office:value-type="string" calcext:value-type="string">
            <text:p>Služby celkem</text:p>
          </table:table-cell>
          <table:table-cell table:style-name="ce29" table:formula="of:=SUM([.B25:.B35])" office:value-type="float" office:value="16537.7" calcext:value-type="float">
            <text:p>16 537,7</text:p>
          </table:table-cell>
          <table:table-cell table:style-name="ce46" table:formula="of:=SUM([.C25:.C35])" office:value-type="float" office:value="0" calcext:value-type="float">
            <text:p>0,0</text:p>
          </table:table-cell>
          <table:table-cell table:style-name="ce29" table:formula="of:=SUM([.D25:.D35])" office:value-type="float" office:value="15437.7" calcext:value-type="float">
            <text:p>15 437,7</text:p>
          </table:table-cell>
          <table:table-cell table:style-name="ce67" table:formula="of:=+[.D24]/[.B24]" office:value-type="percentage" office:value="0.933485309323546" calcext:value-type="percentage">
            <text:p>93,3%</text:p>
          </table:table-cell>
          <table:table-cell table:style-name="ce84" table:formula="of:=+[.D24]/[.C24]" office:value-type="string" office:string-value="" calcext:value-type="error">
            <text:p>#DIV/0!</text:p>
          </table:table-cell>
          <table:table-cell/>
          <table:table-cell table:style-name="ce46" table:formula="of:=+[$Hlavní.B24]+[$Doplňková.B24]" office:value-type="float" office:value="16537.7" calcext:value-type="float">
            <text:p>16 537,7</text:p>
          </table:table-cell>
          <table:table-cell table:style-name="ce29" table:formula="of:=+[$Hlavní.C24]+[$Doplňková.C24]" office:value-type="float" office:value="0" calcext:value-type="float">
            <text:p>0,0</text:p>
          </table:table-cell>
          <table:table-cell table:style-name="ce46" table:formula="of:=+[$Hlavní.D24]+[$Doplňková.D24]" office:value-type="float" office:value="15437.7" calcext:value-type="float">
            <text:p>15 437,7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Opravy a údržba</text:p>
          </table:table-cell>
          <table:table-cell table:style-name="ce27" table:formula="of:=+[$Hlavní.B25]+[$Doplňková.B25]" office:value-type="float" office:value="303.5" calcext:value-type="float">
            <text:p>303,5</text:p>
          </table:table-cell>
          <table:table-cell table:style-name="ce44" table:formula="of:=+[$Hlavní.C25]+[$Doplňková.C25]" office:value-type="float" office:value="0" calcext:value-type="float">
            <text:p>0,0</text:p>
          </table:table-cell>
          <table:table-cell table:style-name="ce27" table:formula="of:=+[$Hlavní.D25]+[$Doplňková.D25]" office:value-type="float" office:value="203.5" calcext:value-type="float">
            <text:p>203,5</text:p>
          </table:table-cell>
          <table:table-cell table:style-name="ce68" table:formula="of:=+[.D25]/[.B25]" office:value-type="percentage" office:value="0.670510708401977" calcext:value-type="percentage">
            <text:p>67,1%</text:p>
          </table:table-cell>
          <table:table-cell table:style-name="ce85" table:formula="of:=+[.D25]/[.C25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Cestovné</text:p>
          </table:table-cell>
          <table:table-cell table:style-name="ce27" table:formula="of:=+[$Hlavní.B26]+[$Doplňková.B26]" office:value-type="float" office:value="300" calcext:value-type="float">
            <text:p>300,0</text:p>
          </table:table-cell>
          <table:table-cell table:style-name="ce44" table:formula="of:=+[$Hlavní.C26]+[$Doplňková.C26]" office:value-type="float" office:value="0" calcext:value-type="float">
            <text:p>0,0</text:p>
          </table:table-cell>
          <table:table-cell table:style-name="ce27" table:formula="of:=+[$Hlavní.D26]+[$Doplňková.D26]" office:value-type="float" office:value="200" calcext:value-type="float">
            <text:p>200,0</text:p>
          </table:table-cell>
          <table:table-cell table:style-name="ce65" table:formula="of:=+[.D26]/[.B26]" office:value-type="percentage" office:value="0.666666666666667" calcext:value-type="percentage">
            <text:p>66,7%</text:p>
          </table:table-cell>
          <table:table-cell table:style-name="ce82" table:formula="of:=+[.D26]/[.C26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Náklady na reprezentaci</text:p>
          </table:table-cell>
          <table:table-cell table:style-name="ce27" table:formula="of:=+[$Hlavní.B27]+[$Doplňková.B27]" office:value-type="float" office:value="150" calcext:value-type="float">
            <text:p>150,0</text:p>
          </table:table-cell>
          <table:table-cell table:style-name="ce44" table:formula="of:=+[$Hlavní.C27]+[$Doplňková.C27]" office:value-type="float" office:value="0" calcext:value-type="float">
            <text:p>0,0</text:p>
          </table:table-cell>
          <table:table-cell table:style-name="ce27" table:formula="of:=+[$Hlavní.D27]+[$Doplňková.D27]" office:value-type="float" office:value="150" calcext:value-type="float">
            <text:p>150,0</text:p>
          </table:table-cell>
          <table:table-cell table:style-name="ce65" table:formula="of:=+[.D27]/[.B27]" office:value-type="percentage" office:value="1" calcext:value-type="percentage">
            <text:p>100,0%</text:p>
          </table:table-cell>
          <table:table-cell table:style-name="ce82" table:formula="of:=+[.D27]/[.C27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Honoráře</text:p>
          </table:table-cell>
          <table:table-cell table:style-name="ce27" table:formula="of:=+[$Hlavní.B28]+[$Doplňková.B28]" office:value-type="float" office:value="12000" calcext:value-type="float">
            <text:p>12 000,0</text:p>
          </table:table-cell>
          <table:table-cell table:style-name="ce44" table:formula="of:=+[$Hlavní.C28]+[$Doplňková.C28]" office:value-type="float" office:value="0" calcext:value-type="float">
            <text:p>0,0</text:p>
          </table:table-cell>
          <table:table-cell table:style-name="ce27" table:formula="of:=+[$Hlavní.D28]+[$Doplňková.D28]" office:value-type="float" office:value="11200" calcext:value-type="float">
            <text:p>11 200,0</text:p>
          </table:table-cell>
          <table:table-cell table:style-name="ce65" table:formula="of:=+[.D28]/[.B28]" office:value-type="percentage" office:value="0.933333333333333" calcext:value-type="percentage">
            <text:p>93,3%</text:p>
          </table:table-cell>
          <table:table-cell table:style-name="ce82" table:formula="of:=+[.D28]/[.C28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ropagace</text:p>
          </table:table-cell>
          <table:table-cell table:style-name="ce27" table:formula="of:=+[$Hlavní.B29]+[$Doplňková.B29]" office:value-type="float" office:value="2100" calcext:value-type="float">
            <text:p>2 100,0</text:p>
          </table:table-cell>
          <table:table-cell table:style-name="ce44" table:formula="of:=+[$Hlavní.C29]+[$Doplňková.C29]" office:value-type="float" office:value="0" calcext:value-type="float">
            <text:p>0,0</text:p>
          </table:table-cell>
          <table:table-cell table:style-name="ce27" table:formula="of:=+[$Hlavní.D29]+[$Doplňková.D29]" office:value-type="float" office:value="2000" calcext:value-type="float">
            <text:p>2 000,0</text:p>
          </table:table-cell>
          <table:table-cell table:style-name="ce65" table:formula="of:=+[.D29]/[.B29]" office:value-type="percentage" office:value="0.952380952380952" calcext:value-type="percentage">
            <text:p>95,2%</text:p>
          </table:table-cell>
          <table:table-cell table:style-name="ce82" table:formula="of:=+[.D29]/[.C29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Výkony spojů</text:p>
          </table:table-cell>
          <table:table-cell table:style-name="ce27" table:formula="of:=+[$Hlavní.B30]+[$Doplňková.B30]" office:value-type="float" office:value="133" calcext:value-type="float">
            <text:p>133,0</text:p>
          </table:table-cell>
          <table:table-cell table:style-name="ce44" table:formula="of:=+[$Hlavní.C30]+[$Doplňková.C30]" office:value-type="float" office:value="0" calcext:value-type="float">
            <text:p>0,0</text:p>
          </table:table-cell>
          <table:table-cell table:style-name="ce27" table:formula="of:=+[$Hlavní.D30]+[$Doplňková.D30]" office:value-type="float" office:value="133" calcext:value-type="float">
            <text:p>133,0</text:p>
          </table:table-cell>
          <table:table-cell table:style-name="ce65" table:formula="of:=+[.D30]/[.B30]" office:value-type="percentage" office:value="1" calcext:value-type="percentage">
            <text:p>100,0%</text:p>
          </table:table-cell>
          <table:table-cell table:style-name="ce82" table:formula="of:=+[.D30]/[.C30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Odvoz odpadů, úklid</text:p>
          </table:table-cell>
          <table:table-cell table:style-name="ce27" table:formula="of:=+[$Hlavní.B31]+[$Doplňková.B31]" office:value-type="float" office:value="9.2" calcext:value-type="float">
            <text:p>9,2</text:p>
          </table:table-cell>
          <table:table-cell table:style-name="ce44" table:formula="of:=+[$Hlavní.C31]+[$Doplňková.C31]" office:value-type="float" office:value="0" calcext:value-type="float">
            <text:p>0,0</text:p>
          </table:table-cell>
          <table:table-cell table:style-name="ce27" table:formula="of:=+[$Hlavní.D31]+[$Doplňková.D31]" office:value-type="float" office:value="9.2" calcext:value-type="float">
            <text:p>9,2</text:p>
          </table:table-cell>
          <table:table-cell table:style-name="ce65" table:formula="of:=+[.D31]/[.B31]" office:value-type="percentage" office:value="1" calcext:value-type="percentage">
            <text:p>100,0%</text:p>
          </table:table-cell>
          <table:table-cell table:style-name="ce82" table:formula="of:=+[.D31]/[.C31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style-name="ce27" table:formula="of:=+[$Hlavní.B32]+[$Doplňková.B32]" office:value-type="float" office:value="0" calcext:value-type="float">
            <text:p>0,0</text:p>
          </table:table-cell>
          <table:table-cell table:style-name="ce44" table:formula="of:=+[$Hlavní.C32]+[$Doplňková.C32]" office:value-type="float" office:value="0" calcext:value-type="float">
            <text:p>0,0</text:p>
          </table:table-cell>
          <table:table-cell table:style-name="ce27" table:formula="of:=+[$Hlavní.D32]+[$Doplňková.D32]" office:value-type="float" office:value="0" calcext:value-type="float">
            <text:p>0,0</text:p>
          </table:table-cell>
          <table:table-cell table:style-name="ce65" table:formula="of:=+[.D32]/[.B32]" office:value-type="string" office:string-value="" calcext:value-type="error">
            <text:p>#DIV/0!</text:p>
          </table:table-cell>
          <table:table-cell table:style-name="ce82" table:formula="of:=+[.D32]/[.C32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8" office:value-type="string" calcext:value-type="string">
            <text:p>Služby zvukaře a osvětlovače</text:p>
          </table:table-cell>
          <table:table-cell table:style-name="ce27" table:formula="of:=+[$Hlavní.B33]+[$Doplňková.B33]" office:value-type="float" office:value="900" calcext:value-type="float">
            <text:p>900,0</text:p>
          </table:table-cell>
          <table:table-cell table:style-name="ce44" table:formula="of:=+[$Hlavní.C33]+[$Doplňková.C33]" office:value-type="float" office:value="0" calcext:value-type="float">
            <text:p>0,0</text:p>
          </table:table-cell>
          <table:table-cell table:style-name="ce27" table:formula="of:=+[$Hlavní.D33]+[$Doplňková.D33]" office:value-type="float" office:value="900" calcext:value-type="float">
            <text:p>900,0</text:p>
          </table:table-cell>
          <table:table-cell table:style-name="ce65" table:formula="of:=+[.D33]/[.B33]" office:value-type="percentage" office:value="1" calcext:value-type="percentage">
            <text:p>100,0%</text:p>
          </table:table-cell>
          <table:table-cell table:style-name="ce82" table:formula="of:=+[.D33]/[.C33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8" office:value-type="string" calcext:value-type="string">
            <text:p>Účetnictví</text:p>
          </table:table-cell>
          <table:table-cell table:style-name="ce27" table:formula="of:=+[$Hlavní.B34]+[$Doplňková.B34]" office:value-type="float" office:value="137.5" calcext:value-type="float">
            <text:p>137,5</text:p>
          </table:table-cell>
          <table:table-cell table:style-name="ce44" table:formula="of:=+[$Hlavní.C34]+[$Doplňková.C34]" office:value-type="float" office:value="0" calcext:value-type="float">
            <text:p>0,0</text:p>
          </table:table-cell>
          <table:table-cell table:style-name="ce27" table:formula="of:=+[$Hlavní.D34]+[$Doplňková.D34]" office:value-type="float" office:value="137.5" calcext:value-type="float">
            <text:p>137,5</text:p>
          </table:table-cell>
          <table:table-cell table:style-name="ce65" table:formula="of:=+[.D34]/[.B34]" office:value-type="percentage" office:value="1" calcext:value-type="percentage">
            <text:p>100,0%</text:p>
          </table:table-cell>
          <table:table-cell table:style-name="ce82" table:formula="of:=+[.D34]/[.C34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30" table:formula="of:=+[$Hlavní.B35]+[$Doplňková.B35]" office:value-type="float" office:value="504.5" calcext:value-type="float">
            <text:p>504,5</text:p>
          </table:table-cell>
          <table:table-cell table:style-name="ce47" table:formula="of:=+[$Hlavní.C35]+[$Doplňková.C35]" office:value-type="float" office:value="0" calcext:value-type="float">
            <text:p>0,0</text:p>
          </table:table-cell>
          <table:table-cell table:style-name="ce58" table:formula="of:=+[$Hlavní.D35]+[$Doplňková.D35]" office:value-type="float" office:value="504.5" calcext:value-type="float">
            <text:p>504,5</text:p>
          </table:table-cell>
          <table:table-cell table:style-name="ce69" table:formula="of:=+[.D35]/[.B35]" office:value-type="percentage" office:value="1" calcext:value-type="percentage">
            <text:p>100,0%</text:p>
          </table:table-cell>
          <table:table-cell table:style-name="ce86" table:formula="of:=+[.D35]/[.C35]" office:value-type="string" office:string-value="" calcext:value-type="error">
            <text:p>#DIV/0!</text:p>
          </table:table-cell>
          <table:table-cell/>
          <table:table-cell table:style-name="ce101"/>
          <table:table-cell table:style-name="ce107"/>
          <table:table-cell table:style-name="ce101"/>
          <table:table-cell table:number-columns-repeated="1014"/>
        </table:table-row>
        <table:table-row table:style-name="ro7">
          <table:table-cell table:style-name="ce10" office:value-type="string" calcext:value-type="string">
            <text:p>Osobní náklady celkem</text:p>
          </table:table-cell>
          <table:table-cell table:style-name="ce29" table:formula="of:=SUM([.B37:.B41])" office:value-type="float" office:value="3450" calcext:value-type="float">
            <text:p>3 450,0</text:p>
          </table:table-cell>
          <table:table-cell table:style-name="ce46" table:formula="of:=SUM([.C37:.C41])" office:value-type="float" office:value="0" calcext:value-type="float">
            <text:p>0,0</text:p>
          </table:table-cell>
          <table:table-cell table:style-name="ce29" table:formula="of:=SUM([.D37:.D41])" office:value-type="float" office:value="3527" calcext:value-type="float">
            <text:p>3 527,0</text:p>
          </table:table-cell>
          <table:table-cell table:style-name="ce67" table:formula="of:=+[.D36]/[.B36]" office:value-type="percentage" office:value="1.02231884057971" calcext:value-type="percentage">
            <text:p>102,2%</text:p>
          </table:table-cell>
          <table:table-cell table:style-name="ce84" table:formula="of:=+[.D36]/[.C36]" office:value-type="string" office:string-value="" calcext:value-type="error">
            <text:p>#DIV/0!</text:p>
          </table:table-cell>
          <table:table-cell/>
          <table:table-cell table:style-name="ce46" table:formula="of:=+[$Hlavní.B36]+[$Doplňková.B36]" office:value-type="float" office:value="3450" calcext:value-type="float">
            <text:p>3 450,0</text:p>
          </table:table-cell>
          <table:table-cell table:style-name="ce29" table:formula="of:=+[$Hlavní.C36]+[$Doplňková.C36]" office:value-type="float" office:value="0" calcext:value-type="float">
            <text:p>0,0</text:p>
          </table:table-cell>
          <table:table-cell table:style-name="ce46" table:formula="of:=+[$Hlavní.D36]+[$Doplňková.D36]" office:value-type="float" office:value="3527" calcext:value-type="float">
            <text:p>3 527,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Mzdové náklady</text:p>
          </table:table-cell>
          <table:table-cell table:style-name="ce27" table:formula="of:=+[$Hlavní.B37]+[$Doplňková.B37]" office:value-type="float" office:value="2200" calcext:value-type="float">
            <text:p>2 200,0</text:p>
          </table:table-cell>
          <table:table-cell table:style-name="ce44" table:formula="of:=+[$Hlavní.C37]+[$Doplňková.C37]" office:value-type="float" office:value="0" calcext:value-type="float">
            <text:p>0,0</text:p>
          </table:table-cell>
          <table:table-cell table:style-name="ce27" table:formula="of:=+[$Hlavní.D37]+[$Doplňková.D37]" office:value-type="float" office:value="2277" calcext:value-type="float">
            <text:p>2 277,0</text:p>
          </table:table-cell>
          <table:table-cell table:style-name="ce65" table:formula="of:=+[.D37]/[.B37]" office:value-type="percentage" office:value="1.035" calcext:value-type="percentage">
            <text:p>103,5%</text:p>
          </table:table-cell>
          <table:table-cell table:style-name="ce85" table:formula="of:=+[.D37]/[.C37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OON</text:p>
          </table:table-cell>
          <table:table-cell table:style-name="ce27" table:formula="of:=+[$Hlavní.B38]+[$Doplňková.B38]" office:value-type="float" office:value="300" calcext:value-type="float">
            <text:p>300,0</text:p>
          </table:table-cell>
          <table:table-cell table:style-name="ce44" table:formula="of:=+[$Hlavní.C38]+[$Doplňková.C38]" office:value-type="float" office:value="0" calcext:value-type="float">
            <text:p>0,0</text:p>
          </table:table-cell>
          <table:table-cell table:style-name="ce27" table:formula="of:=+[$Hlavní.D38]+[$Doplňková.D38]" office:value-type="float" office:value="300" calcext:value-type="float">
            <text:p>300,0</text:p>
          </table:table-cell>
          <table:table-cell table:style-name="ce65" table:formula="of:=+[.D38]/[.B38]" office:value-type="percentage" office:value="1" calcext:value-type="percentage">
            <text:p>100,0%</text:p>
          </table:table-cell>
          <table:table-cell table:style-name="ce82" table:formula="of:=+[.D38]/[.C38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Zákonné pojištění</text:p>
          </table:table-cell>
          <table:table-cell table:style-name="ce27" table:formula="of:=+[$Hlavní.B39]+[$Doplňková.B39]" office:value-type="float" office:value="820" calcext:value-type="float">
            <text:p>820,0</text:p>
          </table:table-cell>
          <table:table-cell table:style-name="ce44" table:formula="of:=+[$Hlavní.C39]+[$Doplňková.C39]" office:value-type="float" office:value="0" calcext:value-type="float">
            <text:p>0,0</text:p>
          </table:table-cell>
          <table:table-cell table:style-name="ce27" table:formula="of:=+[$Hlavní.D39]+[$Doplňková.D39]" office:value-type="float" office:value="820" calcext:value-type="float">
            <text:p>820,0</text:p>
          </table:table-cell>
          <table:table-cell table:style-name="ce65" table:formula="of:=+[.D39]/[.B39]" office:value-type="percentage" office:value="1" calcext:value-type="percentage">
            <text:p>100,0%</text:p>
          </table:table-cell>
          <table:table-cell table:style-name="ce87" table:formula="of:=+[.D39]/[.C39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Zaměstnanecký fond</text:p>
          </table:table-cell>
          <table:table-cell table:style-name="ce27" table:formula="of:=+[$Hlavní.B40]+[$Doplňková.B40]" office:value-type="float" office:value="30" calcext:value-type="float">
            <text:p>30,0</text:p>
          </table:table-cell>
          <table:table-cell table:style-name="ce44" table:formula="of:=+[$Hlavní.C40]+[$Doplňková.C40]" office:value-type="float" office:value="0" calcext:value-type="float">
            <text:p>0,0</text:p>
          </table:table-cell>
          <table:table-cell table:style-name="ce27" table:formula="of:=+[$Hlavní.D40]+[$Doplňková.D40]" office:value-type="float" office:value="30" calcext:value-type="float">
            <text:p>30,0</text:p>
          </table:table-cell>
          <table:table-cell table:style-name="ce65" table:formula="of:=+[.D40]/[.B40]" office:value-type="percentage" office:value="1" calcext:value-type="percentage">
            <text:p>100,0%</text:p>
          </table:table-cell>
          <table:table-cell table:style-name="ce82" table:formula="of:=+[.D40]/[.C40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30" table:formula="of:=+[$Hlavní.B41]+[$Doplňková.B41]" office:value-type="float" office:value="100" calcext:value-type="float">
            <text:p>100,0</text:p>
          </table:table-cell>
          <table:table-cell table:style-name="ce47" table:formula="of:=+[$Hlavní.C41]+[$Doplňková.C41]" office:value-type="float" office:value="0" calcext:value-type="float">
            <text:p>0,0</text:p>
          </table:table-cell>
          <table:table-cell table:style-name="ce58" table:formula="of:=+[$Hlavní.D41]+[$Doplňková.D41]" office:value-type="float" office:value="100" calcext:value-type="float">
            <text:p>100,0</text:p>
          </table:table-cell>
          <table:table-cell table:style-name="ce65" table:formula="of:=+[.D41]/[.B41]" office:value-type="percentage" office:value="1" calcext:value-type="percentage">
            <text:p>100,0%</text:p>
          </table:table-cell>
          <table:table-cell table:style-name="ce82" table:formula="of:=+[.D41]/[.C41]" office:value-type="string" office:string-value="" calcext:value-type="error">
            <text:p>#DIV/0!</text:p>
          </table:table-cell>
          <table:table-cell/>
          <table:table-cell table:style-name="ce101"/>
          <table:table-cell table:style-name="ce107"/>
          <table:table-cell table:style-name="ce101"/>
          <table:table-cell table:number-columns-repeated="1014"/>
        </table:table-row>
        <table:table-row table:style-name="ro7">
          <table:table-cell table:style-name="ce10" office:value-type="string" calcext:value-type="string">
            <text:p>Daně a poplatky</text:p>
          </table:table-cell>
          <table:table-cell table:style-name="ce29" table:formula="of:=SUM([.B43:.B46])" office:value-type="float" office:value="543" calcext:value-type="float">
            <text:p>543,0</text:p>
          </table:table-cell>
          <table:table-cell table:style-name="ce46" table:formula="of:=SUM([.C43:.C46])" office:value-type="float" office:value="0" calcext:value-type="float">
            <text:p>0,0</text:p>
          </table:table-cell>
          <table:table-cell table:style-name="ce29" table:formula="of:=SUM([.D43:.D46])" office:value-type="float" office:value="543" calcext:value-type="float">
            <text:p>543,0</text:p>
          </table:table-cell>
          <table:table-cell table:style-name="ce67" table:formula="of:=+[.D42]/[.B42]" office:value-type="percentage" office:value="1" calcext:value-type="percentage">
            <text:p>100,0%</text:p>
          </table:table-cell>
          <table:table-cell table:style-name="ce84" table:formula="of:=+[.D42]/[.C42]" office:value-type="string" office:string-value="" calcext:value-type="error">
            <text:p>#DIV/0!</text:p>
          </table:table-cell>
          <table:table-cell/>
          <table:table-cell table:style-name="ce46" table:formula="of:=+[$Hlavní.B42]+[$Doplňková.B42]" office:value-type="float" office:value="543" calcext:value-type="float">
            <text:p>543,0</text:p>
          </table:table-cell>
          <table:table-cell table:style-name="ce29" table:formula="of:=+[$Hlavní.C42]+[$Doplňková.C42]" office:value-type="float" office:value="0" calcext:value-type="float">
            <text:p>0,0</text:p>
          </table:table-cell>
          <table:table-cell table:style-name="ce46" table:formula="of:=+[$Hlavní.D42]+[$Doplňková.D42]" office:value-type="float" office:value="543" calcext:value-type="float">
            <text:p>543,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Daně a poplatky</text:p>
          </table:table-cell>
          <table:table-cell table:style-name="ce27" table:formula="of:=+[$Hlavní.B43]+[$Doplňková.B43]" office:value-type="float" office:value="330" calcext:value-type="float">
            <text:p>330,0</text:p>
          </table:table-cell>
          <table:table-cell table:style-name="ce44" table:formula="of:=+[$Hlavní.C43]+[$Doplňková.C43]" office:value-type="float" office:value="0" calcext:value-type="float">
            <text:p>0,0</text:p>
          </table:table-cell>
          <table:table-cell table:style-name="ce27" table:formula="of:=+[$Hlavní.D43]+[$Doplňková.D43]" office:value-type="float" office:value="330" calcext:value-type="float">
            <text:p>330,0</text:p>
          </table:table-cell>
          <table:table-cell table:style-name="ce65" table:formula="of:=+[.D43]/[.B43]" office:value-type="percentage" office:value="1" calcext:value-type="percentage">
            <text:p>100,0%</text:p>
          </table:table-cell>
          <table:table-cell table:style-name="ce82" table:formula="of:=+[.D43]/[.C43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ojistné</text:p>
          </table:table-cell>
          <table:table-cell table:style-name="ce27" table:formula="of:=+[$Hlavní.B44]+[$Doplňková.B44]" office:value-type="float" office:value="49" calcext:value-type="float">
            <text:p>49,0</text:p>
          </table:table-cell>
          <table:table-cell table:style-name="ce44" table:formula="of:=+[$Hlavní.C44]+[$Doplňková.C44]" office:value-type="float" office:value="0" calcext:value-type="float">
            <text:p>0,0</text:p>
          </table:table-cell>
          <table:table-cell table:style-name="ce27" table:formula="of:=+[$Hlavní.D44]+[$Doplňková.D44]" office:value-type="float" office:value="49" calcext:value-type="float">
            <text:p>49,0</text:p>
          </table:table-cell>
          <table:table-cell table:style-name="ce65" table:formula="of:=+[.D44]/[.B44]" office:value-type="percentage" office:value="1" calcext:value-type="percentage">
            <text:p>100,0%</text:p>
          </table:table-cell>
          <table:table-cell table:style-name="ce82" table:formula="of:=+[.D44]/[.C44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8" office:value-type="string" calcext:value-type="string">
            <text:p>Ostatní finanční náklady</text:p>
          </table:table-cell>
          <table:table-cell table:style-name="ce27" table:formula="of:=+[$Hlavní.B45]+[$Doplňková.B45]" office:value-type="float" office:value="150" calcext:value-type="float">
            <text:p>150,0</text:p>
          </table:table-cell>
          <table:table-cell table:style-name="ce44" table:formula="of:=+[$Hlavní.C45]+[$Doplňková.C45]" office:value-type="float" office:value="0" calcext:value-type="float">
            <text:p>0,0</text:p>
          </table:table-cell>
          <table:table-cell table:style-name="ce27" table:formula="of:=+[$Hlavní.D45]+[$Doplňková.D45]" office:value-type="float" office:value="150" calcext:value-type="float">
            <text:p>150,0</text:p>
          </table:table-cell>
          <table:table-cell table:style-name="ce65" table:formula="of:=+[.D45]/[.B45]" office:value-type="percentage" office:value="1" calcext:value-type="percentage">
            <text:p>100,0%</text:p>
          </table:table-cell>
          <table:table-cell table:style-name="ce82" table:formula="of:=+[.D45]/[.C45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2" office:value-type="string" calcext:value-type="string">
            <text:p>Zákonné pojištění</text:p>
          </table:table-cell>
          <table:table-cell table:style-name="ce30" table:formula="of:=+[$Hlavní.B46]+[$Doplňková.B46]" office:value-type="float" office:value="14" calcext:value-type="float">
            <text:p>14,0</text:p>
          </table:table-cell>
          <table:table-cell table:style-name="ce47" table:formula="of:=+[$Hlavní.C46]+[$Doplňková.C46]" office:value-type="float" office:value="0" calcext:value-type="float">
            <text:p>0,0</text:p>
          </table:table-cell>
          <table:table-cell table:style-name="ce58" table:formula="of:=+[$Hlavní.D46]+[$Doplňková.D46]" office:value-type="float" office:value="14" calcext:value-type="float">
            <text:p>14,0</text:p>
          </table:table-cell>
          <table:table-cell table:style-name="ce65" table:formula="of:=+[.D46]/[.B46]" office:value-type="percentage" office:value="1" calcext:value-type="percentage">
            <text:p>100,0%</text:p>
          </table:table-cell>
          <table:table-cell table:style-name="ce88" table:formula="of:=+[.D46]/[.C46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3" office:value-type="string" calcext:value-type="string">
            <text:p>Odpisy zařízení</text:p>
          </table:table-cell>
          <table:table-cell table:style-name="ce31" table:formula="of:=+[$Hlavní.B47]+[$Doplňková.B47]" office:value-type="float" office:value="100" calcext:value-type="float">
            <text:p>100,0</text:p>
          </table:table-cell>
          <table:table-cell table:style-name="ce48" table:formula="of:=+[$Hlavní.C47]+[$Doplňková.C47]" office:value-type="float" office:value="0" calcext:value-type="float">
            <text:p>0,0</text:p>
          </table:table-cell>
          <table:table-cell table:style-name="ce31" table:formula="of:=+[$Hlavní.D47]+[$Doplňková.D47]" office:value-type="float" office:value="110" calcext:value-type="float">
            <text:p>110,0</text:p>
          </table:table-cell>
          <table:table-cell table:style-name="ce70" table:formula="of:=+[.D47]/[.B47]" office:value-type="percentage" office:value="1.1" calcext:value-type="percentage">
            <text:p>110,0%</text:p>
          </table:table-cell>
          <table:table-cell table:style-name="ce89" table:formula="of:=+[.D47]/[.C47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4" office:value-type="string" calcext:value-type="string">
            <text:p>Odpisy nemovitého majetku</text:p>
          </table:table-cell>
          <table:table-cell table:style-name="ce32" table:formula="of:=+[$Hlavní.B48]+[$Doplňková.B48]" office:value-type="float" office:value="0" calcext:value-type="float">
            <text:p>0,0</text:p>
          </table:table-cell>
          <table:table-cell table:style-name="ce49" table:formula="of:=+[$Hlavní.C48]+[$Doplňková.C48]" office:value-type="float" office:value="0" calcext:value-type="float">
            <text:p>0,0</text:p>
          </table:table-cell>
          <table:table-cell table:style-name="ce32" table:formula="of:=+[$Hlavní.D48]+[$Doplňková.D48]" office:value-type="float" office:value="0" calcext:value-type="float">
            <text:p>0,0</text:p>
          </table:table-cell>
          <table:table-cell table:style-name="ce69" table:formula="of:=+[.D48]/[.B48]" office:value-type="string" office:string-value="" calcext:value-type="error">
            <text:p>#DIV/0!</text:p>
          </table:table-cell>
          <table:table-cell table:style-name="ce86" table:formula="of:=+[.D48]/[.C48]" office:value-type="string" office:string-value="" calcext:value-type="error">
            <text:p>#DIV/0!</text:p>
          </table:table-cell>
          <table:table-cell/>
          <table:table-cell table:style-name="ce101"/>
          <table:table-cell table:style-name="ce107"/>
          <table:table-cell table:style-name="ce101"/>
          <table:table-cell table:number-columns-repeated="1014"/>
        </table:table-row>
        <table:table-row table:style-name="ro7">
          <table:table-cell table:style-name="ce15" office:value-type="string" calcext:value-type="string">
            <text:p>Neinv. přísp. + přísp. na odpisy + ost. příspěvky</text:p>
          </table:table-cell>
          <table:table-cell table:style-name="ce33" table:formula="of:=SUM([.B50:.B53])" office:value-type="float" office:value="4000" calcext:value-type="float">
            <text:p>4 000,0</text:p>
          </table:table-cell>
          <table:table-cell table:style-name="ce50" table:formula="of:=SUM([.C50:.C53])" office:value-type="float" office:value="0" calcext:value-type="float">
            <text:p>0,0</text:p>
          </table:table-cell>
          <table:table-cell table:style-name="ce33" table:formula="of:=SUM([.D50:.D53])" office:value-type="float" office:value="3900" calcext:value-type="float">
            <text:p>3 900,0</text:p>
          </table:table-cell>
          <table:table-cell table:style-name="ce67" table:formula="of:=+[.D49]/[.B49]" office:value-type="percentage" office:value="0.975" calcext:value-type="percentage">
            <text:p>97,5%</text:p>
          </table:table-cell>
          <table:table-cell table:style-name="ce84" table:formula="of:=+[.D49]/[.C49]" office:value-type="string" office:string-value="" calcext:value-type="error">
            <text:p>#DIV/0!</text:p>
          </table:table-cell>
          <table:table-cell/>
          <table:table-cell table:style-name="ce46" table:formula="of:=+[$Hlavní.B49]+[$Doplňková.B49]" office:value-type="float" office:value="4000" calcext:value-type="float">
            <text:p>4 000,0</text:p>
          </table:table-cell>
          <table:table-cell table:style-name="ce29" table:formula="of:=+[$Hlavní.C49]+[$Doplňková.C49]" office:value-type="float" office:value="0" calcext:value-type="float">
            <text:p>0,0</text:p>
          </table:table-cell>
          <table:table-cell table:style-name="ce46" table:formula="of:=+[$Hlavní.D49]+[$Doplňková.D49]" office:value-type="float" office:value="3900" calcext:value-type="float">
            <text:p>3 900,0</text:p>
          </table:table-cell>
          <table:table-cell table:number-columns-repeated="1014"/>
        </table:table-row>
        <table:table-row table:style-name="ro7">
          <table:table-cell table:style-name="ce11" office:value-type="string" calcext:value-type="string">
            <text:p>Neinvestiční příspěvek</text:p>
          </table:table-cell>
          <table:table-cell table:style-name="ce32" table:formula="of:=+[$Hlavní.B50]+[$Doplňková.B50]" office:value-type="float" office:value="4000" calcext:value-type="float">
            <text:p>4 000,0</text:p>
          </table:table-cell>
          <table:table-cell table:style-name="ce49" table:formula="of:=+[$Hlavní.C50]+[$Doplňková.C50]" office:value-type="float" office:value="0" calcext:value-type="float">
            <text:p>0,0</text:p>
          </table:table-cell>
          <table:table-cell table:style-name="ce32" table:formula="of:=+[$Hlavní.D50]+[$Doplňková.D50]" office:value-type="float" office:value="3900" calcext:value-type="float">
            <text:p>3 900,0</text:p>
          </table:table-cell>
          <table:table-cell table:style-name="ce71" table:formula="of:=+[.D50]/[.B50]" office:value-type="percentage" office:value="0.975" calcext:value-type="percentage">
            <text:p>97,5%</text:p>
          </table:table-cell>
          <table:table-cell table:style-name="ce90" table:formula="of:=+[.D50]/[.C50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7" office:value-type="string" calcext:value-type="string">
            <text:p>Příspěvek na odpisy nemov. majetku</text:p>
          </table:table-cell>
          <table:table-cell table:style-name="ce32" table:formula="of:=+[$Hlavní.B51]+[$Doplňková.B51]" office:value-type="float" office:value="0" calcext:value-type="float">
            <text:p>0,0</text:p>
          </table:table-cell>
          <table:table-cell table:style-name="ce49" table:formula="of:=+[$Hlavní.C51]+[$Doplňková.C51]" office:value-type="float" office:value="0" calcext:value-type="float">
            <text:p>0,0</text:p>
          </table:table-cell>
          <table:table-cell table:style-name="ce32" table:formula="of:=+[$Hlavní.D51]+[$Doplňková.D51]" office:value-type="float" office:value="0" calcext:value-type="float">
            <text:p>0,0</text:p>
          </table:table-cell>
          <table:table-cell table:style-name="ce72" table:formula="of:=+[.D51]/[.B51]" office:value-type="string" office:string-value="" calcext:value-type="error">
            <text:p>#DIV/0!</text:p>
          </table:table-cell>
          <table:table-cell table:style-name="ce91" table:formula="of:=+[.D51]/[.C51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6" office:value-type="string" calcext:value-type="string">
            <text:p><text:s text:c="3"/>Účelová dotace (UZ 091, 081…)</text:p>
          </table:table-cell>
          <table:table-cell table:style-name="ce34" table:formula="of:=+[$Hlavní.B52]+[$Doplňková.B52]" office:value-type="float" office:value="0" calcext:value-type="float">
            <text:p>0,0</text:p>
          </table:table-cell>
          <table:table-cell table:style-name="ce49" table:formula="of:=+[$Hlavní.C52]+[$Doplňková.C52]" office:value-type="float" office:value="0" calcext:value-type="float">
            <text:p>0,0</text:p>
          </table:table-cell>
          <table:table-cell table:style-name="ce32" table:formula="of:=+[$Hlavní.D52]+[$Doplňková.D52]" office:value-type="float" office:value="0" calcext:value-type="float">
            <text:p>0,0</text:p>
          </table:table-cell>
          <table:table-cell table:style-name="ce72" table:formula="of:=+[.D52]/[.B52]" office:value-type="string" office:string-value="" calcext:value-type="error">
            <text:p>#DIV/0!</text:p>
          </table:table-cell>
          <table:table-cell table:style-name="ce91" table:formula="of:=+[.D52]/[.C52]" office:value-type="string" office:string-value="" calcext:value-type="error">
            <text:p>#DIV/0!</text:p>
          </table:table-cell>
          <table:table-cell/>
          <table:table-cell table:style-name="ce100"/>
          <table:table-cell/>
          <table:table-cell table:style-name="ce100"/>
          <table:table-cell table:number-columns-repeated="1014"/>
        </table:table-row>
        <table:table-row table:style-name="ro7">
          <table:table-cell table:style-name="ce17" office:value-type="string" calcext:value-type="string">
            <text:p>Ostatní příspěvky (např.dotace z účel.fondů MČ Pha 3)</text:p>
          </table:table-cell>
          <table:table-cell table:style-name="ce35" table:formula="of:=+[$Hlavní.B53]+[$Doplňková.B53]" office:value-type="float" office:value="0" calcext:value-type="float">
            <text:p>0,0</text:p>
          </table:table-cell>
          <table:table-cell table:style-name="ce51" table:formula="of:=+[$Hlavní.C53]+[$Doplňková.C53]" office:value-type="float" office:value="0" calcext:value-type="float">
            <text:p>0,0</text:p>
          </table:table-cell>
          <table:table-cell table:style-name="ce59" table:formula="of:=+[$Hlavní.D53]+[$Doplňková.D53]" office:value-type="float" office:value="0" calcext:value-type="float">
            <text:p>0,0</text:p>
          </table:table-cell>
          <table:table-cell table:style-name="ce72" table:formula="of:=+[.D53]/[.B53]" office:value-type="string" office:string-value="" calcext:value-type="error">
            <text:p>#DIV/0!</text:p>
          </table:table-cell>
          <table:table-cell table:style-name="ce92" table:formula="of:=+[.D53]/[.C53]" office:value-type="string" office:string-value="" calcext:value-type="error">
            <text:p>#DIV/0!</text:p>
          </table:table-cell>
          <table:table-cell/>
          <table:table-cell table:style-name="ce102"/>
          <table:table-cell table:style-name="ce108"/>
          <table:table-cell table:style-name="ce102"/>
          <table:table-cell table:number-columns-repeated="1014"/>
        </table:table-row>
        <table:table-row table:style-name="ro7">
          <table:table-cell table:style-name="ce18" office:value-type="string" calcext:value-type="string">
            <text:p>ZISK - ZTRÁTA vč. příspěvku</text:p>
          </table:table-cell>
          <table:table-cell table:style-name="ce36" table:formula="of:=+[.B8]-[.B16]+[.B49]" office:value-type="float" office:value="780.799999999999" calcext:value-type="float">
            <text:p>780,8</text:p>
          </table:table-cell>
          <table:table-cell table:style-name="ce52" table:formula="of:=+[.C8]-[.C16]+[.C49]" office:value-type="float" office:value="0" calcext:value-type="float">
            <text:p>0,0</text:p>
          </table:table-cell>
          <table:table-cell table:style-name="ce36" table:formula="of:=+[.D8]-[.D16]+[.D49]" office:value-type="float" office:value="780.799999999999" calcext:value-type="float">
            <text:p>780,8</text:p>
          </table:table-cell>
          <table:table-cell table:style-name="ce73" table:formula="of:=+[.D54]/[.B54]" office:value-type="percentage" office:value="1" calcext:value-type="percentage">
            <text:p>100,0%</text:p>
          </table:table-cell>
          <table:table-cell table:style-name="ce93" table:formula="of:=+[.D54]/[.C54]" office:value-type="string" office:string-value="" calcext:value-type="error">
            <text:p>#DIV/0!</text:p>
          </table:table-cell>
          <table:table-cell/>
          <table:table-cell table:style-name="ce36" table:formula="of:=+[$Hlavní.B54]+[$Doplňková.B54]" office:value-type="float" office:value="780.8" calcext:value-type="float">
            <text:p>780,8</text:p>
          </table:table-cell>
          <table:table-cell table:style-name="ce52" table:formula="of:=+[$Hlavní.C54]+[$Doplňková.C54]" office:value-type="float" office:value="0" calcext:value-type="float">
            <text:p>0,0</text:p>
          </table:table-cell>
          <table:table-cell table:style-name="ce36" table:formula="of:=+[$Hlavní.D54]+[$Doplňková.D54]" office:value-type="float" office:value="0" calcext:value-type="float">
            <text:p>0,0</text:p>
          </table:table-cell>
          <table:table-cell table:number-columns-repeated="1014"/>
        </table:table-row>
        <table:table-row table:style-name="ro7">
          <table:table-cell table:style-name="ce19" office:value-type="string" calcext:value-type="string">
            <text:p>ZISK - ZTRÁTA bez příspěvku</text:p>
          </table:table-cell>
          <table:table-cell table:style-name="ce37" table:formula="of:=+[.B8]-[.B16]" office:value-type="float" office:value="-3219.2" calcext:value-type="float">
            <text:p>-3 219,2</text:p>
          </table:table-cell>
          <table:table-cell table:style-name="ce53" table:formula="of:=+[.C8]-[.C16]" office:value-type="float" office:value="0" calcext:value-type="float">
            <text:p>0,0</text:p>
          </table:table-cell>
          <table:table-cell table:style-name="ce37" table:formula="of:=+[.D8]-[.D16]" office:value-type="float" office:value="-3119.2" calcext:value-type="float">
            <text:p>-3 119,2</text:p>
          </table:table-cell>
          <table:table-cell table:style-name="ce74" table:formula="of:=+[.D55]/[.B55]" office:value-type="percentage" office:value="0.968936381709742" calcext:value-type="percentage">
            <text:p>96,9%</text:p>
          </table:table-cell>
          <table:table-cell table:style-name="ce94" table:formula="of:=+[.D55]/[.C55]" office:value-type="string" office:string-value="" calcext:value-type="error">
            <text:p>#DIV/0!</text:p>
          </table:table-cell>
          <table:table-cell/>
          <table:table-cell table:style-name="ce37" table:formula="of:=+[$Hlavní.B55]+[$Doplňková.B55]" office:value-type="float" office:value="-3219.2" calcext:value-type="float">
            <text:p>-3 219,2</text:p>
          </table:table-cell>
          <table:table-cell table:style-name="ce53" table:formula="of:=+[$Hlavní.C55]+[$Doplňková.C55]" office:value-type="float" office:value="0" calcext:value-type="float">
            <text:p>0,0</text:p>
          </table:table-cell>
          <table:table-cell table:style-name="ce37" table:formula="of:=+[$Hlavní.D55]+[$Doplňková.D55]" office:value-type="float" office:value="-3027.5" calcext:value-type="float">
            <text:p>-3 027,5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Zpracoval: Mgr.Jana Rumlenová</text:p>
          </table:table-cell>
          <table:table-cell table:style-name="ce38" office:value-type="date" office:date-value="2015-09-11" calcext:value-type="date">
            <text:p>11.9.2015</text:p>
          </table:table-cell>
          <table:table-cell/>
          <table:table-cell office:value-type="string" calcext:value-type="string">
            <text:p>tel.: 602241723</text:p>
          </table:table-cell>
          <table:table-cell table:style-name="ce75" table:number-columns-repeated="2"/>
          <table:table-cell table:number-columns-repeated="1018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style-name="ce20"/>
          <table:table-cell table:number-columns-repeated="1023"/>
        </table:table-row>
        <table:table-row table:style-name="ro6" table:number-rows-repeated="1048515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Sumář.$A$1:.$F$56" table:range-usable-as="print-range"/>
        </table:named-expressions>
      </table:table>
      <table:table table:name="Hlavní" table:style-name="ta2" table:print-ranges="Hlavní.A1:Hlavní.F56">
        <table:table-column table:style-name="co5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ÁVRH ROZPOČTU <text:s/>2016</text:p>
          </table:table-cell>
          <table:covered-table-cell table:number-columns-repeated="2" table:style-name="ce21"/>
          <table:table-cell table:style-name="ce54" office:value-type="string" calcext:value-type="string" table:number-columns-spanned="3" table:number-rows-spanned="1">
            <text:p>Hlavní činnost</text:p>
          </table:table-cell>
          <table:covered-table-cell table:number-columns-repeated="2" table:style-name="ce60"/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5" table:number-rows-spanned="1">
            <text:p>Příspěvková organizace: <text:s/>Žižkovské divadlo Járy Cimrmana</text:p>
          </table:table-cell>
          <table:covered-table-cell table:number-columns-repeated="4" table:style-name="ce114"/>
          <table:table-cell table:number-columns-repeated="1019"/>
        </table:table-row>
        <table:table-row table:style-name="ro4">
          <table:table-cell table:number-columns-repeated="5"/>
          <table:table-cell table:style-name="ce77" office:value-type="string" calcext:value-type="string">
            <text:p>v tis. Kč</text:p>
          </table:table-cell>
          <table:table-cell table:number-columns-repeated="1018"/>
        </table:table-row>
        <table:table-row table:style-name="ro5">
          <table:table-cell table:style-name="ce3" office:value-type="string" calcext:value-type="string" table:number-columns-spanned="1" table:number-rows-spanned="3">
            <text:p>Položka</text:p>
          </table:table-cell>
          <table:table-cell table:style-name="ce23" office:value-type="string" calcext:value-type="string">
            <text:p>Schválený</text:p>
          </table:table-cell>
          <table:table-cell table:style-name="ce39" office:value-type="string" calcext:value-type="string">
            <text:p>Upravený</text:p>
          </table:table-cell>
          <table:table-cell table:style-name="ce56" office:value-type="string" calcext:value-type="string" table:number-columns-spanned="1" table:number-rows-spanned="2">
            <text:p>Návrh</text:p>
          </table:table-cell>
          <table:table-cell table:style-name="ce61" office:value-type="string" calcext:value-type="string" table:number-columns-spanned="1" table:number-rows-spanned="3">
            <text:p>% <text:s text:c="24"/>Skut./SR</text:p>
          </table:table-cell>
          <table:table-cell table:style-name="ce78" office:value-type="string" calcext:value-type="string" table:number-columns-spanned="1" table:number-rows-spanned="3">
            <text:p>% <text:s text:c="25"/>Skut./UR</text:p>
          </table:table-cell>
          <table:table-cell table:number-columns-repeated="1018"/>
        </table:table-row>
        <table:table-row table:style-name="ro6">
          <table:covered-table-cell table:style-name="ce4"/>
          <table:table-cell table:style-name="ce24" office:value-type="string" calcext:value-type="string">
            <text:p>rozpočet</text:p>
          </table:table-cell>
          <table:table-cell table:style-name="ce40" office:value-type="string" calcext:value-type="string">
            <text:p>rozpočet</text:p>
          </table:table-cell>
          <table:covered-table-cell table:style-name="ce57"/>
          <table:covered-table-cell table:style-name="ce62"/>
          <table:covered-table-cell table:style-name="ce79"/>
          <table:table-cell table:number-columns-repeated="1018"/>
        </table:table-row>
        <table:table-row table:style-name="ro4">
          <table:covered-table-cell table:style-name="ce5"/>
          <table:table-cell table:style-name="ce25" office:value-type="float" office:value="2015" calcext:value-type="float">
            <text:p>2015</text:p>
          </table:table-cell>
          <table:table-cell table:style-name="ce41" office:value-type="float" office:value="2015" calcext:value-type="float">
            <text:p>2015</text:p>
          </table:table-cell>
          <table:table-cell table:style-name="ce41" office:value-type="float" office:value="2016" calcext:value-type="float">
            <text:p>2016</text:p>
          </table:table-cell>
          <table:covered-table-cell table:style-name="ce63"/>
          <table:covered-table-cell table:style-name="ce80"/>
          <table:table-cell table:number-columns-repeated="1018"/>
        </table:table-row>
        <table:table-row table:style-name="ro7">
          <table:table-cell table:style-name="ce6" office:value-type="string" calcext:value-type="string">
            <text:p>VÝNOSY CELKEM</text:p>
          </table:table-cell>
          <table:table-cell table:style-name="ce26" table:formula="of:=SUM([.B9:.B15])" office:value-type="float" office:value="17296" calcext:value-type="float">
            <text:p>17 296,0</text:p>
          </table:table-cell>
          <table:table-cell table:style-name="ce42" table:formula="of:=SUM([.C9:.C15])" office:value-type="float" office:value="0" calcext:value-type="float">
            <text:p>0,0</text:p>
          </table:table-cell>
          <table:table-cell table:style-name="ce26" table:formula="of:=SUM([.D9:.D15])" office:value-type="float" office:value="16183" calcext:value-type="float">
            <text:p>16 183,0</text:p>
          </table:table-cell>
          <table:table-cell table:style-name="ce64" table:formula="of:=+[.D8]/[.B8]" office:value-type="percentage" office:value="0.935649861239593" calcext:value-type="percentage">
            <text:p>93,56%</text:p>
          </table:table-cell>
          <table:table-cell table:style-name="ce81" table:formula="of:=+[.D8]/[.C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number-columns-repeated="3" table:style-name="ce43" office:value-type="float" office:value="0" calcext:value-type="float">
            <text:p>0,0</text:p>
          </table:table-cell>
          <table:table-cell table:style-name="ce68" table:formula="of:=+[.D9]/[.B9]" office:value-type="string" office:string-value="" calcext:value-type="error">
            <text:p>#DIV/0!</text:p>
          </table:table-cell>
          <table:table-cell table:style-name="ce126" table:formula="of:=+[.D9]/[.C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Reklamy</text:p>
          </table:table-cell>
          <table:table-cell table:number-columns-repeated="3" table:style-name="ce115" office:value-type="float" office:value="0" calcext:value-type="float">
            <text:p>0,0</text:p>
          </table:table-cell>
          <table:table-cell table:style-name="ce65" table:formula="of:=+[.D10]/[.B10]" office:value-type="string" office:string-value="" calcext:value-type="error">
            <text:p>#DIV/0!</text:p>
          </table:table-cell>
          <table:table-cell table:style-name="ce127" table:formula="of:=+[.D10]/[.C1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Vstupné</text:p>
          </table:table-cell>
          <table:table-cell table:style-name="ce115" office:value-type="float" office:value="15000" calcext:value-type="float">
            <text:p>15 0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14000" calcext:value-type="float">
            <text:p>14 000,0</text:p>
          </table:table-cell>
          <table:table-cell table:style-name="ce65" table:formula="of:=+[.D11]/[.B11]" office:value-type="percentage" office:value="0.933333333333333" calcext:value-type="percentage">
            <text:p>93,3%</text:p>
          </table:table-cell>
          <table:table-cell table:style-name="ce127" table:formula="of:=+[.D11]/[.C1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number-columns-repeated="3" table:style-name="ce115" office:value-type="float" office:value="0" calcext:value-type="float">
            <text:p>0,0</text:p>
          </table:table-cell>
          <table:table-cell table:style-name="ce65" table:formula="of:=+[.D12]/[.B12]" office:value-type="string" office:string-value="" calcext:value-type="error">
            <text:p>#DIV/0!</text:p>
          </table:table-cell>
          <table:table-cell table:style-name="ce127" table:formula="of:=+[.D12]/[.C1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Dary</text:p>
          </table:table-cell>
          <table:table-cell table:number-columns-repeated="3" table:style-name="ce115" office:value-type="float" office:value="0" calcext:value-type="float">
            <text:p>0,0</text:p>
          </table:table-cell>
          <table:table-cell table:style-name="ce65" table:formula="of:=+[.D13]/[.B13]" office:value-type="string" office:string-value="" calcext:value-type="error">
            <text:p>#DIV/0!</text:p>
          </table:table-cell>
          <table:table-cell table:style-name="ce127" table:formula="of:=+[.D13]/[.C1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řevody z fondů</text:p>
          </table:table-cell>
          <table:table-cell table:style-name="ce115" office:value-type="float" office:value="1996" calcext:value-type="float">
            <text:p>1 996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1983" calcext:value-type="float">
            <text:p>1 983,0</text:p>
          </table:table-cell>
          <table:table-cell table:style-name="ce65" table:formula="of:=+[.D14]/[.B14]" office:value-type="percentage" office:value="0.993486973947896" calcext:value-type="percentage">
            <text:p>99,3%</text:p>
          </table:table-cell>
          <table:table-cell table:style-name="ce127" table:formula="of:=+[.D14]/[.C1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Ostatní</text:p>
          </table:table-cell>
          <table:table-cell table:style-name="ce116" office:value-type="float" office:value="300" calcext:value-type="float">
            <text:p>300,0</text:p>
          </table:table-cell>
          <table:table-cell table:style-name="ce116" office:value-type="float" office:value="0" calcext:value-type="float">
            <text:p>0,0</text:p>
          </table:table-cell>
          <table:table-cell table:style-name="ce116" office:value-type="float" office:value="200" calcext:value-type="float">
            <text:p>200,0</text:p>
          </table:table-cell>
          <table:table-cell table:style-name="ce65" table:formula="of:=+[.D15]/[.B15]" office:value-type="percentage" office:value="0.666666666666667" calcext:value-type="percentage">
            <text:p>66,7%</text:p>
          </table:table-cell>
          <table:table-cell table:style-name="ce127" table:formula="of:=+[.D15]/[.C1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9" office:value-type="string" calcext:value-type="string">
            <text:p>NÁKLADY CELKEM</text:p>
          </table:table-cell>
          <table:table-cell table:style-name="ce117" table:formula="of:=SUM([.B17];[.B24];[.B36];[.B42];[.B47];[.B48])" office:value-type="float" office:value="21296" calcext:value-type="float">
            <text:p>21 296,0</text:p>
          </table:table-cell>
          <table:table-cell table:style-name="ce45" table:formula="of:=SUM([.C17];[.C24];[.C36];[.C42];[.C47];[.C48])" office:value-type="float" office:value="0" calcext:value-type="float">
            <text:p>0,0</text:p>
          </table:table-cell>
          <table:table-cell table:style-name="ce45" table:formula="of:=SUM([.D17];[.D24];[.D36];[.D42];[.D47];[.D48])" office:value-type="float" office:value="20083" calcext:value-type="float">
            <text:p>20 083,0</text:p>
          </table:table-cell>
          <table:table-cell table:style-name="ce66" table:formula="of:=+[.D16]/[.B16]" office:value-type="percentage" office:value="0.943040946656649" calcext:value-type="percentage">
            <text:p>94,3%</text:p>
          </table:table-cell>
          <table:table-cell table:style-name="ce128" table:formula="of:=+[.D16]/[.C1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Spotřební nákupy celkem</text:p>
          </table:table-cell>
          <table:table-cell table:style-name="ce118" table:formula="of:=SUM([.B18:.B23])" office:value-type="float" office:value="950" calcext:value-type="float">
            <text:p>950,0</text:p>
          </table:table-cell>
          <table:table-cell table:style-name="ce46" table:formula="of:=SUM([.C18:.C23])" office:value-type="float" office:value="0" calcext:value-type="float">
            <text:p>0,0</text:p>
          </table:table-cell>
          <table:table-cell table:style-name="ce46" table:formula="of:=SUM([.D18:.D23])" office:value-type="float" office:value="750" calcext:value-type="float">
            <text:p>750,0</text:p>
          </table:table-cell>
          <table:table-cell table:style-name="ce67" table:formula="of:=+[.D17]/[.B17]" office:value-type="percentage" office:value="0.789473684210526" calcext:value-type="percentage">
            <text:p>78,9%</text:p>
          </table:table-cell>
          <table:table-cell table:style-name="ce129" table:formula="of:=+[.D17]/[.C1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Spotřební materiál</text:p>
          </table:table-cell>
          <table:table-cell table:style-name="ce44" office:value-type="float" office:value="280" calcext:value-type="float">
            <text:p>280,0</text:p>
          </table:table-cell>
          <table:table-cell table:style-name="ce44" office:value-type="float" office:value="0" calcext:value-type="float">
            <text:p>0,0</text:p>
          </table:table-cell>
          <table:table-cell table:style-name="ce44" office:value-type="float" office:value="280" calcext:value-type="float">
            <text:p>280,0</text:p>
          </table:table-cell>
          <table:table-cell table:style-name="ce68" table:formula="of:=+[.D18]/[.B18]" office:value-type="percentage" office:value="1" calcext:value-type="percentage">
            <text:p>100,0%</text:p>
          </table:table-cell>
          <table:table-cell table:style-name="ce126" table:formula="of:=+[.D18]/[.C1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otraviny</text:p>
          </table:table-cell>
          <table:table-cell table:number-columns-repeated="3" table:style-name="ce115" office:value-type="float" office:value="0" calcext:value-type="float">
            <text:p>0,0</text:p>
          </table:table-cell>
          <table:table-cell table:style-name="ce65" table:formula="of:=+[.D19]/[.B19]" office:value-type="string" office:string-value="" calcext:value-type="error">
            <text:p>#DIV/0!</text:p>
          </table:table-cell>
          <table:table-cell table:style-name="ce127" table:formula="of:=+[.D19]/[.C1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DDHM</text:p>
          </table:table-cell>
          <table:table-cell table:style-name="ce115" office:value-type="float" office:value="300" calcext:value-type="float">
            <text:p>3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100" calcext:value-type="float">
            <text:p>100,0</text:p>
          </table:table-cell>
          <table:table-cell table:style-name="ce65" table:formula="of:=+[.D20]/[.B20]" office:value-type="percentage" office:value="0.333333333333333" calcext:value-type="percentage">
            <text:p>33,3%</text:p>
          </table:table-cell>
          <table:table-cell table:style-name="ce127" table:formula="of:=+[.D20]/[.C2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Spotřeba energií</text:p>
          </table:table-cell>
          <table:table-cell table:style-name="ce115" office:value-type="float" office:value="370" calcext:value-type="float">
            <text:p>37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370" calcext:value-type="float">
            <text:p>370,0</text:p>
          </table:table-cell>
          <table:table-cell table:style-name="ce65" table:formula="of:=+[.D21]/[.B21]" office:value-type="percentage" office:value="1" calcext:value-type="percentage">
            <text:p>100,0%</text:p>
          </table:table-cell>
          <table:table-cell table:style-name="ce127" table:formula="of:=+[.D21]/[.C2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number-columns-repeated="3" table:style-name="ce115" office:value-type="float" office:value="0" calcext:value-type="float">
            <text:p>0,0</text:p>
          </table:table-cell>
          <table:table-cell table:style-name="ce65" table:formula="of:=+[.D22]/[.B22]" office:value-type="string" office:string-value="" calcext:value-type="error">
            <text:p>#DIV/0!</text:p>
          </table:table-cell>
          <table:table-cell table:style-name="ce127" table:formula="of:=+[.D22]/[.C2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number-columns-repeated="3" table:style-name="ce47" office:value-type="float" office:value="0" calcext:value-type="float">
            <text:p>0,0</text:p>
          </table:table-cell>
          <table:table-cell table:style-name="ce65" table:formula="of:=+[.D23]/[.B23]" office:value-type="string" office:string-value="" calcext:value-type="error">
            <text:p>#DIV/0!</text:p>
          </table:table-cell>
          <table:table-cell table:style-name="ce127" table:formula="of:=+[.D23]/[.C2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Služby celkem</text:p>
          </table:table-cell>
          <table:table-cell table:style-name="ce118" table:formula="of:=SUM([.B25:.B35])" office:value-type="float" office:value="16524" calcext:value-type="float">
            <text:p>16 524,0</text:p>
          </table:table-cell>
          <table:table-cell table:style-name="ce46" table:formula="of:=SUM([.C25:.C35])" office:value-type="float" office:value="0" calcext:value-type="float">
            <text:p>0,0</text:p>
          </table:table-cell>
          <table:table-cell table:style-name="ce46" table:formula="of:=SUM([.D25:.D35])" office:value-type="float" office:value="15424" calcext:value-type="float">
            <text:p>15 424,0</text:p>
          </table:table-cell>
          <table:table-cell table:style-name="ce67" table:formula="of:=+[.D24]/[.B24]" office:value-type="percentage" office:value="0.933430162188332" calcext:value-type="percentage">
            <text:p>93,3%</text:p>
          </table:table-cell>
          <table:table-cell table:style-name="ce129" table:formula="of:=+[.D24]/[.C2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Opravy a údržba</text:p>
          </table:table-cell>
          <table:table-cell table:style-name="ce44" office:value-type="float" office:value="300" calcext:value-type="float">
            <text:p>300,0</text:p>
          </table:table-cell>
          <table:table-cell table:style-name="ce44" office:value-type="float" office:value="0" calcext:value-type="float">
            <text:p>0,0</text:p>
          </table:table-cell>
          <table:table-cell table:style-name="ce44" office:value-type="float" office:value="200" calcext:value-type="float">
            <text:p>200,0</text:p>
          </table:table-cell>
          <table:table-cell table:style-name="ce68" table:formula="of:=+[.D25]/[.B25]" office:value-type="percentage" office:value="0.666666666666667" calcext:value-type="percentage">
            <text:p>66,7%</text:p>
          </table:table-cell>
          <table:table-cell table:style-name="ce126" table:formula="of:=+[.D25]/[.C2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Cestovné</text:p>
          </table:table-cell>
          <table:table-cell table:style-name="ce115" office:value-type="float" office:value="300" calcext:value-type="float">
            <text:p>3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200" calcext:value-type="float">
            <text:p>200,0</text:p>
          </table:table-cell>
          <table:table-cell table:style-name="ce65" table:formula="of:=+[.D26]/[.B26]" office:value-type="percentage" office:value="0.666666666666667" calcext:value-type="percentage">
            <text:p>66,7%</text:p>
          </table:table-cell>
          <table:table-cell table:style-name="ce127" table:formula="of:=+[.D26]/[.C2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Náklady na reprezentaci</text:p>
          </table:table-cell>
          <table:table-cell table:style-name="ce115" office:value-type="float" office:value="150" calcext:value-type="float">
            <text:p>15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150" calcext:value-type="float">
            <text:p>150,0</text:p>
          </table:table-cell>
          <table:table-cell table:style-name="ce65" table:formula="of:=+[.D27]/[.B27]" office:value-type="percentage" office:value="1" calcext:value-type="percentage">
            <text:p>100,0%</text:p>
          </table:table-cell>
          <table:table-cell table:style-name="ce127" table:formula="of:=+[.D27]/[.C2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Honoráře</text:p>
          </table:table-cell>
          <table:table-cell table:style-name="ce115" office:value-type="float" office:value="12000" calcext:value-type="float">
            <text:p>12 0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11200" calcext:value-type="float">
            <text:p>11 200,0</text:p>
          </table:table-cell>
          <table:table-cell table:style-name="ce65" table:formula="of:=+[.D28]/[.B28]" office:value-type="percentage" office:value="0.933333333333333" calcext:value-type="percentage">
            <text:p>93,3%</text:p>
          </table:table-cell>
          <table:table-cell table:style-name="ce127" table:formula="of:=+[.D28]/[.C2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ropagace</text:p>
          </table:table-cell>
          <table:table-cell table:style-name="ce115" office:value-type="float" office:value="2100" calcext:value-type="float">
            <text:p>2 1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2000" calcext:value-type="float">
            <text:p>2 000,0</text:p>
          </table:table-cell>
          <table:table-cell table:style-name="ce65" table:formula="of:=+[.D29]/[.B29]" office:value-type="percentage" office:value="0.952380952380952" calcext:value-type="percentage">
            <text:p>95,2%</text:p>
          </table:table-cell>
          <table:table-cell table:style-name="ce127" table:formula="of:=+[.D29]/[.C2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Výkony spojů</text:p>
          </table:table-cell>
          <table:table-cell table:style-name="ce115" office:value-type="float" office:value="130" calcext:value-type="float">
            <text:p>13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130" calcext:value-type="float">
            <text:p>130,0</text:p>
          </table:table-cell>
          <table:table-cell table:style-name="ce65" table:formula="of:=+[.D30]/[.B30]" office:value-type="percentage" office:value="1" calcext:value-type="percentage">
            <text:p>100,0%</text:p>
          </table:table-cell>
          <table:table-cell table:style-name="ce127" table:formula="of:=+[.D30]/[.C3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Odvoz odpadů, úklid</text:p>
          </table:table-cell>
          <table:table-cell table:style-name="ce115" office:value-type="float" office:value="9" calcext:value-type="float">
            <text:p>9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9" calcext:value-type="float">
            <text:p>9,0</text:p>
          </table:table-cell>
          <table:table-cell table:style-name="ce65" table:formula="of:=+[.D31]/[.B31]" office:value-type="percentage" office:value="1" calcext:value-type="percentage">
            <text:p>100,0%</text:p>
          </table:table-cell>
          <table:table-cell table:style-name="ce127" table:formula="of:=+[.D31]/[.C3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number-columns-repeated="3" table:style-name="ce115" office:value-type="float" office:value="0" calcext:value-type="float">
            <text:p>0,0</text:p>
          </table:table-cell>
          <table:table-cell table:style-name="ce65" table:formula="of:=+[.D32]/[.B32]" office:value-type="string" office:string-value="" calcext:value-type="error">
            <text:p>#DIV/0!</text:p>
          </table:table-cell>
          <table:table-cell table:style-name="ce127" table:formula="of:=+[.D32]/[.C3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Služby zvukaře a osvětlovače</text:p>
          </table:table-cell>
          <table:table-cell table:style-name="ce116" office:value-type="float" office:value="900" calcext:value-type="float">
            <text:p>900,0</text:p>
          </table:table-cell>
          <table:table-cell table:style-name="ce116" office:value-type="float" office:value="0" calcext:value-type="float">
            <text:p>0,0</text:p>
          </table:table-cell>
          <table:table-cell table:style-name="ce116" office:value-type="float" office:value="900" calcext:value-type="float">
            <text:p>900,0</text:p>
          </table:table-cell>
          <table:table-cell table:style-name="ce68" table:formula="of:=+[.D33]/[.B33]" office:value-type="percentage" office:value="1" calcext:value-type="percentage">
            <text:p>100,0%</text:p>
          </table:table-cell>
          <table:table-cell table:style-name="ce126" table:formula="of:=+[.D33]/[.C3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Účetnictví</text:p>
          </table:table-cell>
          <table:table-cell table:style-name="ce116" office:value-type="float" office:value="135" calcext:value-type="float">
            <text:p>135,0</text:p>
          </table:table-cell>
          <table:table-cell table:style-name="ce116" office:value-type="float" office:value="0" calcext:value-type="float">
            <text:p>0,0</text:p>
          </table:table-cell>
          <table:table-cell table:style-name="ce116" office:value-type="float" office:value="135" calcext:value-type="float">
            <text:p>135,0</text:p>
          </table:table-cell>
          <table:table-cell table:style-name="ce68" table:formula="of:=+[.D34]/[.B34]" office:value-type="percentage" office:value="1" calcext:value-type="percentage">
            <text:p>100,0%</text:p>
          </table:table-cell>
          <table:table-cell table:style-name="ce126" table:formula="of:=+[.D34]/[.C3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47" office:value-type="float" office:value="500" calcext:value-type="float">
            <text:p>500,0</text:p>
          </table:table-cell>
          <table:table-cell table:style-name="ce47" office:value-type="float" office:value="0" calcext:value-type="float">
            <text:p>0,0</text:p>
          </table:table-cell>
          <table:table-cell table:style-name="ce47" office:value-type="float" office:value="500" calcext:value-type="float">
            <text:p>500,0</text:p>
          </table:table-cell>
          <table:table-cell table:style-name="ce69" table:formula="of:=+[.D35]/[.B35]" office:value-type="percentage" office:value="1" calcext:value-type="percentage">
            <text:p>100,0%</text:p>
          </table:table-cell>
          <table:table-cell table:style-name="ce130" table:formula="of:=+[.D35]/[.C3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sobní náklady celkem</text:p>
          </table:table-cell>
          <table:table-cell table:style-name="ce118" table:formula="of:=SUM([.B37:.B41])" office:value-type="float" office:value="3450" calcext:value-type="float">
            <text:p>3 450,0</text:p>
          </table:table-cell>
          <table:table-cell table:style-name="ce46" table:formula="of:=SUM([.C37:.C41])" office:value-type="float" office:value="0" calcext:value-type="float">
            <text:p>0,0</text:p>
          </table:table-cell>
          <table:table-cell table:style-name="ce46" table:formula="of:=SUM([.D37:.D41])" office:value-type="float" office:value="3527" calcext:value-type="float">
            <text:p>3 527,0</text:p>
          </table:table-cell>
          <table:table-cell table:style-name="ce67" table:formula="of:=+[.D36]/[.B36]" office:value-type="percentage" office:value="1.02231884057971" calcext:value-type="percentage">
            <text:p>102,2%</text:p>
          </table:table-cell>
          <table:table-cell table:style-name="ce129" table:formula="of:=+[.D36]/[.C3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Mzdové náklady</text:p>
          </table:table-cell>
          <table:table-cell table:style-name="ce44" office:value-type="float" office:value="2200" calcext:value-type="float">
            <text:p>2 200,0</text:p>
          </table:table-cell>
          <table:table-cell table:style-name="ce44" office:value-type="float" office:value="0" calcext:value-type="float">
            <text:p>0,0</text:p>
          </table:table-cell>
          <table:table-cell table:style-name="ce44" office:value-type="float" office:value="2277" calcext:value-type="float">
            <text:p>2 277,0</text:p>
          </table:table-cell>
          <table:table-cell table:style-name="ce65" table:formula="of:=+[.D37]/[.B37]" office:value-type="percentage" office:value="1.035" calcext:value-type="percentage">
            <text:p>103,5%</text:p>
          </table:table-cell>
          <table:table-cell table:style-name="ce126" table:formula="of:=+[.D37]/[.C3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OON</text:p>
          </table:table-cell>
          <table:table-cell table:style-name="ce115" office:value-type="float" office:value="300" calcext:value-type="float">
            <text:p>3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300" calcext:value-type="float">
            <text:p>300,0</text:p>
          </table:table-cell>
          <table:table-cell table:style-name="ce65" table:formula="of:=+[.D38]/[.B38]" office:value-type="percentage" office:value="1" calcext:value-type="percentage">
            <text:p>100,0%</text:p>
          </table:table-cell>
          <table:table-cell table:style-name="ce127" table:formula="of:=+[.D38]/[.C3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Zákonné pojištění</text:p>
          </table:table-cell>
          <table:table-cell table:style-name="ce115" office:value-type="float" office:value="820" calcext:value-type="float">
            <text:p>82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820" calcext:value-type="float">
            <text:p>820,0</text:p>
          </table:table-cell>
          <table:table-cell table:style-name="ce65" table:formula="of:=+[.D39]/[.B39]" office:value-type="percentage" office:value="1" calcext:value-type="percentage">
            <text:p>100,0%</text:p>
          </table:table-cell>
          <table:table-cell table:style-name="ce127" table:formula="of:=+[.D39]/[.C3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Zaměstnanecký fond</text:p>
          </table:table-cell>
          <table:table-cell table:style-name="ce115" office:value-type="float" office:value="30" calcext:value-type="float">
            <text:p>30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30" calcext:value-type="float">
            <text:p>30,0</text:p>
          </table:table-cell>
          <table:table-cell table:style-name="ce65" table:formula="of:=+[.D40]/[.B40]" office:value-type="percentage" office:value="1" calcext:value-type="percentage">
            <text:p>100,0%</text:p>
          </table:table-cell>
          <table:table-cell table:style-name="ce127" table:formula="of:=+[.D40]/[.C4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statní - sociální náklady</text:p>
          </table:table-cell>
          <table:table-cell table:style-name="ce47" office:value-type="float" office:value="100" calcext:value-type="float">
            <text:p>100,0</text:p>
          </table:table-cell>
          <table:table-cell table:style-name="ce47" office:value-type="float" office:value="0" calcext:value-type="float">
            <text:p>0,0</text:p>
          </table:table-cell>
          <table:table-cell table:style-name="ce47" office:value-type="float" office:value="100" calcext:value-type="float">
            <text:p>100,0</text:p>
          </table:table-cell>
          <table:table-cell table:style-name="ce65" table:formula="of:=+[.D41]/[.B41]" office:value-type="percentage" office:value="1" calcext:value-type="percentage">
            <text:p>100,0%</text:p>
          </table:table-cell>
          <table:table-cell table:style-name="ce127" table:formula="of:=+[.D41]/[.C4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Daně a poplatky</text:p>
          </table:table-cell>
          <table:table-cell table:style-name="ce118" table:formula="of:=SUM([.B43:.B46])" office:value-type="float" office:value="272" calcext:value-type="float">
            <text:p>272,0</text:p>
          </table:table-cell>
          <table:table-cell table:style-name="ce46" table:formula="of:=SUM([.C43:.C46])" office:value-type="float" office:value="0" calcext:value-type="float">
            <text:p>0,0</text:p>
          </table:table-cell>
          <table:table-cell table:style-name="ce46" table:formula="of:=SUM([.D43:.D46])" office:value-type="float" office:value="272" calcext:value-type="float">
            <text:p>272,0</text:p>
          </table:table-cell>
          <table:table-cell table:style-name="ce67" table:formula="of:=+[.D42]/[.B42]" office:value-type="percentage" office:value="1" calcext:value-type="percentage">
            <text:p>100,0%</text:p>
          </table:table-cell>
          <table:table-cell table:style-name="ce129" table:formula="of:=+[.D42]/[.C4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Daně a poplatky</text:p>
          </table:table-cell>
          <table:table-cell table:style-name="ce44" office:value-type="float" office:value="60" calcext:value-type="float">
            <text:p>60,0</text:p>
          </table:table-cell>
          <table:table-cell table:style-name="ce44" office:value-type="float" office:value="0" calcext:value-type="float">
            <text:p>0,0</text:p>
          </table:table-cell>
          <table:table-cell table:style-name="ce44" office:value-type="float" office:value="60" calcext:value-type="float">
            <text:p>60,0</text:p>
          </table:table-cell>
          <table:table-cell table:style-name="ce65" table:formula="of:=+[.D43]/[.B43]" office:value-type="percentage" office:value="1" calcext:value-type="percentage">
            <text:p>100,0%</text:p>
          </table:table-cell>
          <table:table-cell table:style-name="ce127" table:formula="of:=+[.D43]/[.C4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ojistné</text:p>
          </table:table-cell>
          <table:table-cell table:style-name="ce115" office:value-type="float" office:value="48" calcext:value-type="float">
            <text:p>48,0</text:p>
          </table:table-cell>
          <table:table-cell table:style-name="ce115" office:value-type="float" office:value="0" calcext:value-type="float">
            <text:p>0,0</text:p>
          </table:table-cell>
          <table:table-cell table:style-name="ce115" office:value-type="float" office:value="48" calcext:value-type="float">
            <text:p>48,0</text:p>
          </table:table-cell>
          <table:table-cell table:style-name="ce65" table:formula="of:=+[.D44]/[.B44]" office:value-type="percentage" office:value="1" calcext:value-type="percentage">
            <text:p>100,0%</text:p>
          </table:table-cell>
          <table:table-cell table:style-name="ce127" table:formula="of:=+[.D44]/[.C4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Ostatní finanční náklady</text:p>
          </table:table-cell>
          <table:table-cell table:style-name="ce116" office:value-type="float" office:value="150" calcext:value-type="float">
            <text:p>150,0</text:p>
          </table:table-cell>
          <table:table-cell table:style-name="ce116" office:value-type="float" office:value="0" calcext:value-type="float">
            <text:p>0,0</text:p>
          </table:table-cell>
          <table:table-cell table:style-name="ce116" office:value-type="float" office:value="150" calcext:value-type="float">
            <text:p>150,0</text:p>
          </table:table-cell>
          <table:table-cell table:style-name="ce65" table:formula="of:=+[.D45]/[.B45]" office:value-type="percentage" office:value="1" calcext:value-type="percentage">
            <text:p>100,0%</text:p>
          </table:table-cell>
          <table:table-cell table:style-name="ce127" table:formula="of:=+[.D45]/[.C4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Zákonné pojištění</text:p>
          </table:table-cell>
          <table:table-cell table:style-name="ce47" office:value-type="float" office:value="14" calcext:value-type="float">
            <text:p>14,0</text:p>
          </table:table-cell>
          <table:table-cell table:style-name="ce47" office:value-type="float" office:value="0" calcext:value-type="float">
            <text:p>0,0</text:p>
          </table:table-cell>
          <table:table-cell table:style-name="ce47" office:value-type="float" office:value="14" calcext:value-type="float">
            <text:p>14,0</text:p>
          </table:table-cell>
          <table:table-cell table:style-name="ce125" table:formula="of:=+[.D46]/[.B46]" office:value-type="percentage" office:value="1" calcext:value-type="percentage">
            <text:p>100,0%</text:p>
          </table:table-cell>
          <table:table-cell table:style-name="ce131" table:formula="of:=+[.D46]/[.C4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Odpisy zařízení</text:p>
          </table:table-cell>
          <table:table-cell table:style-name="ce48" office:value-type="float" office:value="100" calcext:value-type="float">
            <text:p>100,0</text:p>
          </table:table-cell>
          <table:table-cell table:style-name="ce48" office:value-type="float" office:value="0" calcext:value-type="float">
            <text:p>0,0</text:p>
          </table:table-cell>
          <table:table-cell table:style-name="ce48" office:value-type="float" office:value="110" calcext:value-type="float">
            <text:p>110,0</text:p>
          </table:table-cell>
          <table:table-cell table:style-name="ce70" table:formula="of:=+[.D47]/[.B47]" office:value-type="percentage" office:value="1.1" calcext:value-type="percentage">
            <text:p>110,0%</text:p>
          </table:table-cell>
          <table:table-cell table:style-name="ce132" table:formula="of:=+[.D47]/[.C4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Odpisy nemovitého majetku</text:p>
          </table:table-cell>
          <table:table-cell table:style-name="ce119" office:value-type="float" office:value="0" calcext:value-type="float">
            <text:p>0,0</text:p>
          </table:table-cell>
          <table:table-cell table:number-columns-repeated="2" table:style-name="ce124" office:value-type="float" office:value="0" calcext:value-type="float">
            <text:p>0,0</text:p>
          </table:table-cell>
          <table:table-cell table:style-name="ce69" table:formula="of:=+[.D48]/[.B48]" office:value-type="string" office:string-value="" calcext:value-type="error">
            <text:p>#DIV/0!</text:p>
          </table:table-cell>
          <table:table-cell table:style-name="ce130" table:formula="of:=+[.D48]/[.C4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5" office:value-type="string" calcext:value-type="string">
            <text:p>Neinv. přísp. + přísp. na odpisy + ost. příspěvky</text:p>
          </table:table-cell>
          <table:table-cell table:style-name="ce120" table:formula="of:=SUM([.B50:.B53])" office:value-type="float" office:value="4000" calcext:value-type="float">
            <text:p>4 000,0</text:p>
          </table:table-cell>
          <table:table-cell table:style-name="ce50" table:formula="of:=SUM([.C50:.C53])" office:value-type="float" office:value="0" calcext:value-type="float">
            <text:p>0,0</text:p>
          </table:table-cell>
          <table:table-cell table:style-name="ce50" table:formula="of:=SUM([.D50:.D53])" office:value-type="float" office:value="3900" calcext:value-type="float">
            <text:p>3 900,0</text:p>
          </table:table-cell>
          <table:table-cell table:style-name="ce67" table:formula="of:=+[.D49]/[.B49]" office:value-type="percentage" office:value="0.975" calcext:value-type="percentage">
            <text:p>97,5%</text:p>
          </table:table-cell>
          <table:table-cell table:style-name="ce129" table:formula="of:=+[.D49]/[.C4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Neinvestiční příspěvek</text:p>
          </table:table-cell>
          <table:table-cell table:style-name="ce49" office:value-type="float" office:value="4000" calcext:value-type="float">
            <text:p>4 000,0</text:p>
          </table:table-cell>
          <table:table-cell table:style-name="ce49" office:value-type="float" office:value="0" calcext:value-type="float">
            <text:p>0,0</text:p>
          </table:table-cell>
          <table:table-cell table:style-name="ce49" office:value-type="float" office:value="3900" calcext:value-type="float">
            <text:p>3 900,0</text:p>
          </table:table-cell>
          <table:table-cell table:style-name="ce68" table:formula="of:=+[.D50]/[.B50]" office:value-type="percentage" office:value="0.975" calcext:value-type="percentage">
            <text:p>97,5%</text:p>
          </table:table-cell>
          <table:table-cell table:style-name="ce126" table:formula="of:=+[.D50]/[.C5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říspěvek na odpisy nemov. majetku</text:p>
          </table:table-cell>
          <table:table-cell table:number-columns-repeated="3" table:style-name="ce34" office:value-type="float" office:value="0" calcext:value-type="float">
            <text:p>0,0</text:p>
          </table:table-cell>
          <table:table-cell table:style-name="ce65" table:formula="of:=+[.D51]/[.B51]" office:value-type="string" office:string-value="" calcext:value-type="error">
            <text:p>#DIV/0!</text:p>
          </table:table-cell>
          <table:table-cell table:style-name="ce127" table:formula="of:=+[.D51]/[.C5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6" office:value-type="string" calcext:value-type="string">
            <text:p><text:s text:c="3"/>Účelová dotace (UZ 091, 081…)</text:p>
          </table:table-cell>
          <table:table-cell table:number-columns-repeated="3" table:style-name="ce121" office:value-type="float" office:value="0" calcext:value-type="float">
            <text:p>0,0</text:p>
          </table:table-cell>
          <table:table-cell table:style-name="ce65" table:formula="of:=+[.D52]/[.B52]" office:value-type="string" office:string-value="" calcext:value-type="error">
            <text:p>#DIV/0!</text:p>
          </table:table-cell>
          <table:table-cell table:style-name="ce127" table:formula="of:=+[.D52]/[.C5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Ostatní příspěvky (např.dotace z účel.fondů MČ Pha 3)</text:p>
          </table:table-cell>
          <table:table-cell table:number-columns-repeated="3" table:style-name="ce51" office:value-type="float" office:value="0" calcext:value-type="float">
            <text:p>0,0</text:p>
          </table:table-cell>
          <table:table-cell table:style-name="ce65" table:formula="of:=+[.D53]/[.B53]" office:value-type="string" office:string-value="" calcext:value-type="error">
            <text:p>#DIV/0!</text:p>
          </table:table-cell>
          <table:table-cell table:style-name="ce133" table:formula="of:=+[.D53]/[.C5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ZISK - ZTRÁTA vč. příspěvku</text:p>
          </table:table-cell>
          <table:table-cell table:style-name="ce122" table:formula="of:=+[.B8]-[.B16]+[.B49]" office:value-type="float" office:value="0" calcext:value-type="float">
            <text:p>0,0</text:p>
          </table:table-cell>
          <table:table-cell table:style-name="ce52" table:formula="of:=+[.C8]-[.C16]+[.C49]" office:value-type="float" office:value="0" calcext:value-type="float">
            <text:p>0,0</text:p>
          </table:table-cell>
          <table:table-cell table:style-name="ce52" table:formula="of:=+[.D8]-[.D16]+[.D49]" office:value-type="float" office:value="0" calcext:value-type="float">
            <text:p>0,0</text:p>
          </table:table-cell>
          <table:table-cell table:style-name="ce73" table:formula="of:=+[.D54]/[.B54]" office:value-type="string" office:string-value="" calcext:value-type="error">
            <text:p>#DIV/0!</text:p>
          </table:table-cell>
          <table:table-cell table:style-name="ce134" table:formula="of:=+[.D54]/[.C5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9" office:value-type="string" calcext:value-type="string">
            <text:p>ZISK - ZTRÁTA bez příspěvku</text:p>
          </table:table-cell>
          <table:table-cell table:style-name="ce123" table:formula="of:=+[.B8]-[.B16]" office:value-type="float" office:value="-4000" calcext:value-type="float">
            <text:p>-4 000,0</text:p>
          </table:table-cell>
          <table:table-cell table:style-name="ce53" table:formula="of:=+[.C8]-[.C16]" office:value-type="float" office:value="0" calcext:value-type="float">
            <text:p>0,0</text:p>
          </table:table-cell>
          <table:table-cell table:style-name="ce53" table:formula="of:=+[.D8]-[.D16]" office:value-type="float" office:value="-3900" calcext:value-type="float">
            <text:p>-3 900,0</text:p>
          </table:table-cell>
          <table:table-cell table:style-name="ce74" table:formula="of:=+[.D55]/[.B55]" office:value-type="percentage" office:value="0.975" calcext:value-type="percentage">
            <text:p>97,5%</text:p>
          </table:table-cell>
          <table:table-cell table:style-name="ce135" table:formula="of:=+[.D55]/[.C5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Zpracoval: Mgr.Jana Rumlenová</text:p>
          </table:table-cell>
          <table:table-cell table:style-name="ce38" office:value-type="date" office:date-value="2015-09-11" calcext:value-type="date">
            <text:p>11.9.2015</text:p>
          </table:table-cell>
          <table:table-cell/>
          <table:table-cell office:value-type="string" calcext:value-type="string">
            <text:p>tel.: 602241723</text:p>
          </table:table-cell>
          <table:table-cell table:style-name="ce75"/>
          <table:table-cell table:number-columns-repeated="1019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Hlavní.$A$1:.$F$56" table:range-usable-as="print-range"/>
        </table:named-expressions>
      </table:table>
      <table:table table:name="Doplňková" table:style-name="ta3" table:print-ranges="Doplňková.A1:Doplňková.F56">
        <table:table-column table:style-name="co6" table:default-cell-style-name="Default"/>
        <table:table-column table:style-name="co2" table:number-columns-repeated="3" table:default-cell-style-name="Default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NÁVRH ROZPOČTU <text:s/>2016</text:p>
          </table:table-cell>
          <table:covered-table-cell table:number-columns-repeated="2" table:style-name="ce21"/>
          <table:table-cell table:style-name="ce54" office:value-type="string" calcext:value-type="string" table:number-columns-spanned="3" table:number-rows-spanned="1">
            <text:p>Doplňková činnost</text:p>
          </table:table-cell>
          <table:covered-table-cell table:number-columns-repeated="2" table:style-name="ce60"/>
          <table:table-cell table:number-columns-repeated="1018"/>
        </table:table-row>
        <table:table-row table:style-name="ro2">
          <table:table-cell table:number-columns-repeated="2"/>
          <table:table-cell table:style-name="ce55"/>
          <table:table-cell table:number-columns-repeated="1021"/>
        </table:table-row>
        <table:table-row table:style-name="ro3">
          <table:table-cell table:style-name="ce2" office:value-type="string" calcext:value-type="string" table:number-columns-spanned="5" table:number-rows-spanned="1">
            <text:p>Příspěvková organizace: <text:s/>Žižkovské divadlo Járy Cimrmana </text:p>
          </table:table-cell>
          <table:covered-table-cell table:number-columns-repeated="4" table:style-name="ce114"/>
          <table:table-cell table:number-columns-repeated="1019"/>
        </table:table-row>
        <table:table-row table:style-name="ro4">
          <table:table-cell table:number-columns-repeated="5"/>
          <table:table-cell table:style-name="ce77" office:value-type="string" calcext:value-type="string">
            <text:p>v tis. Kč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 table:number-columns-spanned="1" table:number-rows-spanned="3">
            <text:p>Položka</text:p>
          </table:table-cell>
          <table:table-cell table:style-name="ce23" office:value-type="string" calcext:value-type="string">
            <text:p>Schválený</text:p>
          </table:table-cell>
          <table:table-cell table:style-name="ce39" office:value-type="string" calcext:value-type="string">
            <text:p>Upravený</text:p>
          </table:table-cell>
          <table:table-cell table:style-name="ce56" office:value-type="string" calcext:value-type="string" table:number-columns-spanned="1" table:number-rows-spanned="2">
            <text:p>Návrh</text:p>
          </table:table-cell>
          <table:table-cell table:style-name="ce61" office:value-type="string" calcext:value-type="string" table:number-columns-spanned="1" table:number-rows-spanned="3">
            <text:p>% <text:s text:c="24"/>Skut./SR</text:p>
          </table:table-cell>
          <table:table-cell table:style-name="ce78" office:value-type="string" calcext:value-type="string" table:number-columns-spanned="1" table:number-rows-spanned="3">
            <text:p>% <text:s text:c="25"/>Skut./UR</text:p>
          </table:table-cell>
          <table:table-cell table:number-columns-repeated="1018"/>
        </table:table-row>
        <table:table-row table:style-name="ro6">
          <table:covered-table-cell table:style-name="ce4"/>
          <table:table-cell table:style-name="ce24" office:value-type="string" calcext:value-type="string">
            <text:p>rozpočet</text:p>
          </table:table-cell>
          <table:table-cell table:style-name="ce40" office:value-type="string" calcext:value-type="string">
            <text:p>rozpočet</text:p>
          </table:table-cell>
          <table:covered-table-cell table:style-name="ce57"/>
          <table:covered-table-cell table:style-name="ce62"/>
          <table:covered-table-cell table:style-name="ce79"/>
          <table:table-cell table:number-columns-repeated="1018"/>
        </table:table-row>
        <table:table-row table:style-name="ro4">
          <table:covered-table-cell table:style-name="ce5"/>
          <table:table-cell table:style-name="ce25" office:value-type="float" office:value="2015" calcext:value-type="float">
            <text:p>2015</text:p>
          </table:table-cell>
          <table:table-cell table:style-name="ce41" office:value-type="float" office:value="2015" calcext:value-type="float">
            <text:p>2015</text:p>
          </table:table-cell>
          <table:table-cell table:style-name="ce41" office:value-type="float" office:value="2016" calcext:value-type="float">
            <text:p>2016</text:p>
          </table:table-cell>
          <table:covered-table-cell table:style-name="ce63"/>
          <table:covered-table-cell table:style-name="ce80"/>
          <table:table-cell table:number-columns-repeated="1018"/>
        </table:table-row>
        <table:table-row table:style-name="ro7">
          <table:table-cell table:style-name="ce6" office:value-type="string" calcext:value-type="string">
            <text:p>VÝNOSY CELKEM</text:p>
          </table:table-cell>
          <table:table-cell table:style-name="ce26" table:formula="of:=SUM([.B9:.B15])" office:value-type="float" office:value="1100" calcext:value-type="float">
            <text:p>1 100,0</text:p>
          </table:table-cell>
          <table:table-cell table:style-name="ce42" table:formula="of:=SUM([.C9:.C15])" office:value-type="float" office:value="0" calcext:value-type="float">
            <text:p>0,0</text:p>
          </table:table-cell>
          <table:table-cell table:style-name="ce26" table:formula="of:=SUM([.D9:.D15])" office:value-type="float" office:value="1100" calcext:value-type="float">
            <text:p>1 100,0</text:p>
          </table:table-cell>
          <table:table-cell table:style-name="ce64" table:formula="of:=+[.D8]/[.B8]" office:value-type="percentage" office:value="1" calcext:value-type="percentage">
            <text:p>100,00%</text:p>
          </table:table-cell>
          <table:table-cell table:style-name="ce81" table:formula="of:=+[.D8]/[.C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style-name="ce136" office:value-type="float" office:value="300" calcext:value-type="float">
            <text:p>3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300" calcext:value-type="float">
            <text:p>300,0</text:p>
          </table:table-cell>
          <table:table-cell table:style-name="ce68" table:formula="of:=+[.D9]/[.B9]" office:value-type="percentage" office:value="1" calcext:value-type="percentage">
            <text:p>100,0%</text:p>
          </table:table-cell>
          <table:table-cell table:style-name="ce85" table:formula="of:=+[.D9]/[.C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Reklamy</text:p>
          </table:table-cell>
          <table:table-cell table:style-name="ce136" office:value-type="float" office:value="800" calcext:value-type="float">
            <text:p>80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800" calcext:value-type="float">
            <text:p>800,0</text:p>
          </table:table-cell>
          <table:table-cell table:style-name="ce68" table:formula="of:=+[.D10]/[.B10]" office:value-type="percentage" office:value="1" calcext:value-type="percentage">
            <text:p>100,0%</text:p>
          </table:table-cell>
          <table:table-cell table:style-name="ce85" table:formula="of:=+[.D10]/[.C1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Vstupné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11]/[.B11]" office:value-type="string" office:string-value="" calcext:value-type="error">
            <text:p>#DIV/0!</text:p>
          </table:table-cell>
          <table:table-cell table:style-name="ce85" table:formula="of:=+[.D11]/[.C1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12]/[.B12]" office:value-type="string" office:string-value="" calcext:value-type="error">
            <text:p>#DIV/0!</text:p>
          </table:table-cell>
          <table:table-cell table:style-name="ce85" table:formula="of:=+[.D12]/[.C1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Dary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13]/[.B13]" office:value-type="string" office:string-value="" calcext:value-type="error">
            <text:p>#DIV/0!</text:p>
          </table:table-cell>
          <table:table-cell table:style-name="ce85" table:formula="of:=+[.D13]/[.C1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řevody z fondů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14]/[.B14]" office:value-type="string" office:string-value="" calcext:value-type="error">
            <text:p>#DIV/0!</text:p>
          </table:table-cell>
          <table:table-cell table:style-name="ce85" table:formula="of:=+[.D14]/[.C1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Ostatní</text:p>
          </table:table-cell>
          <table:table-cell table:style-name="ce137" office:value-type="float" office:value="0" calcext:value-type="float">
            <text:p>0,0</text:p>
          </table:table-cell>
          <table:table-cell table:style-name="ce116" office:value-type="float" office:value="0" calcext:value-type="float">
            <text:p>0,0</text:p>
          </table:table-cell>
          <table:table-cell table:style-name="ce137" office:value-type="float" office:value="0" calcext:value-type="float">
            <text:p>0,0</text:p>
          </table:table-cell>
          <table:table-cell table:style-name="ce68" table:formula="of:=+[.D15]/[.B15]" office:value-type="string" office:string-value="" calcext:value-type="error">
            <text:p>#DIV/0!</text:p>
          </table:table-cell>
          <table:table-cell table:style-name="ce85" table:formula="of:=+[.D15]/[.C1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9" office:value-type="string" calcext:value-type="string">
            <text:p>NÁKLADY CELKEM</text:p>
          </table:table-cell>
          <table:table-cell table:style-name="ce28" table:formula="of:=SUM([.B17];[.B24];[.B36];[.B42];[.B47];[.B48])" office:value-type="float" office:value="319.2" calcext:value-type="float">
            <text:p>319,2</text:p>
          </table:table-cell>
          <table:table-cell table:style-name="ce45" table:formula="of:=SUM([.C17];[.C24];[.C36];[.C42];[.C47];[.C48])" office:value-type="float" office:value="0" calcext:value-type="float">
            <text:p>0,0</text:p>
          </table:table-cell>
          <table:table-cell table:style-name="ce28" table:formula="of:=SUM([.D17];[.D24];[.D36];[.D42];[.D47];[.D48])" office:value-type="float" office:value="319.2" calcext:value-type="float">
            <text:p>319,2</text:p>
          </table:table-cell>
          <table:table-cell table:style-name="ce66" table:formula="of:=+[.D16]/[.B16]" office:value-type="percentage" office:value="1" calcext:value-type="percentage">
            <text:p>100,0%</text:p>
          </table:table-cell>
          <table:table-cell table:style-name="ce83" table:formula="of:=+[.D16]/[.C1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Spotřební nákupy celkem</text:p>
          </table:table-cell>
          <table:table-cell table:style-name="ce29" table:formula="of:=SUM([.B18:.B23])" office:value-type="float" office:value="34.5" calcext:value-type="float">
            <text:p>34,5</text:p>
          </table:table-cell>
          <table:table-cell table:style-name="ce46" table:formula="of:=SUM([.C18:.C23])" office:value-type="float" office:value="0" calcext:value-type="float">
            <text:p>0,0</text:p>
          </table:table-cell>
          <table:table-cell table:style-name="ce29" table:formula="of:=SUM([.D18:.D23])" office:value-type="float" office:value="34.5" calcext:value-type="float">
            <text:p>34,5</text:p>
          </table:table-cell>
          <table:table-cell table:style-name="ce67" table:formula="of:=+[.D17]/[.B17]" office:value-type="percentage" office:value="1" calcext:value-type="percentage">
            <text:p>100,0%</text:p>
          </table:table-cell>
          <table:table-cell table:style-name="ce84" table:formula="of:=+[.D17]/[.C1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Spotřební materiál</text:p>
          </table:table-cell>
          <table:table-cell table:style-name="ce27" office:value-type="float" office:value="3" calcext:value-type="float">
            <text:p>3,0</text:p>
          </table:table-cell>
          <table:table-cell table:style-name="ce44" office:value-type="float" office:value="0" calcext:value-type="float">
            <text:p>0,0</text:p>
          </table:table-cell>
          <table:table-cell table:style-name="ce27" office:value-type="float" office:value="3" calcext:value-type="float">
            <text:p>3,0</text:p>
          </table:table-cell>
          <table:table-cell table:style-name="ce68" table:formula="of:=+[.D18]/[.B18]" office:value-type="percentage" office:value="1" calcext:value-type="percentage">
            <text:p>100,0%</text:p>
          </table:table-cell>
          <table:table-cell table:style-name="ce85" table:formula="of:=+[.D18]/[.C1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otraviny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5" table:formula="of:=+[.D19]/[.B19]" office:value-type="string" office:string-value="" calcext:value-type="error">
            <text:p>#DIV/0!</text:p>
          </table:table-cell>
          <table:table-cell table:style-name="ce82" table:formula="of:=+[.D19]/[.C1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DDHM</text:p>
          </table:table-cell>
          <table:table-cell table:style-name="ce136" office:value-type="float" office:value="1.5" calcext:value-type="float">
            <text:p>1,5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1.5" calcext:value-type="float">
            <text:p>1,5</text:p>
          </table:table-cell>
          <table:table-cell table:style-name="ce65" table:formula="of:=+[.D20]/[.B20]" office:value-type="percentage" office:value="1" calcext:value-type="percentage">
            <text:p>100,0%</text:p>
          </table:table-cell>
          <table:table-cell table:style-name="ce82" table:formula="of:=+[.D20]/[.C2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Spotřeba energií</text:p>
          </table:table-cell>
          <table:table-cell table:style-name="ce136" office:value-type="float" office:value="30" calcext:value-type="float">
            <text:p>3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30" calcext:value-type="float">
            <text:p>30,0</text:p>
          </table:table-cell>
          <table:table-cell table:style-name="ce65" table:formula="of:=+[.D21]/[.B21]" office:value-type="percentage" office:value="1" calcext:value-type="percentage">
            <text:p>100,0%</text:p>
          </table:table-cell>
          <table:table-cell table:style-name="ce82" table:formula="of:=+[.D21]/[.C2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rodané zboží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22]/[.B22]" office:value-type="string" office:string-value="" calcext:value-type="error">
            <text:p>#DIV/0!</text:p>
          </table:table-cell>
          <table:table-cell table:style-name="ce85" table:formula="of:=+[.D22]/[.C2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138" office:value-type="float" office:value="0" calcext:value-type="float">
            <text:p>0,0</text:p>
          </table:table-cell>
          <table:table-cell table:style-name="ce47" office:value-type="float" office:value="0" calcext:value-type="float">
            <text:p>0,0</text:p>
          </table:table-cell>
          <table:table-cell table:style-name="ce138" office:value-type="float" office:value="0" calcext:value-type="float">
            <text:p>0,0</text:p>
          </table:table-cell>
          <table:table-cell table:style-name="ce68" table:formula="of:=+[.D23]/[.B23]" office:value-type="string" office:string-value="" calcext:value-type="error">
            <text:p>#DIV/0!</text:p>
          </table:table-cell>
          <table:table-cell table:style-name="ce85" table:formula="of:=+[.D23]/[.C2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Služby celkem</text:p>
          </table:table-cell>
          <table:table-cell table:style-name="ce29" table:formula="of:=SUM([.B25:.B35])" office:value-type="float" office:value="13.7" calcext:value-type="float">
            <text:p>13,7</text:p>
          </table:table-cell>
          <table:table-cell table:style-name="ce46" table:formula="of:=SUM([.C25:.C35])" office:value-type="float" office:value="0" calcext:value-type="float">
            <text:p>0,0</text:p>
          </table:table-cell>
          <table:table-cell table:style-name="ce29" table:formula="of:=SUM([.D25:.D35])" office:value-type="float" office:value="13.7" calcext:value-type="float">
            <text:p>13,7</text:p>
          </table:table-cell>
          <table:table-cell table:style-name="ce67" table:formula="of:=+[.D24]/[.B24]" office:value-type="percentage" office:value="1" calcext:value-type="percentage">
            <text:p>100,0%</text:p>
          </table:table-cell>
          <table:table-cell table:style-name="ce84" table:formula="of:=+[.D24]/[.C2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Opravy a údržba</text:p>
          </table:table-cell>
          <table:table-cell table:style-name="ce27" office:value-type="float" office:value="3.5" calcext:value-type="float">
            <text:p>3,5</text:p>
          </table:table-cell>
          <table:table-cell table:style-name="ce44" office:value-type="float" office:value="0" calcext:value-type="float">
            <text:p>0,0</text:p>
          </table:table-cell>
          <table:table-cell table:style-name="ce27" office:value-type="float" office:value="3.5" calcext:value-type="float">
            <text:p>3,5</text:p>
          </table:table-cell>
          <table:table-cell table:style-name="ce68" table:formula="of:=+[.D25]/[.B25]" office:value-type="percentage" office:value="1" calcext:value-type="percentage">
            <text:p>100,0%</text:p>
          </table:table-cell>
          <table:table-cell table:style-name="ce85" table:formula="of:=+[.D25]/[.C2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Cestovné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26]/[.B26]" office:value-type="string" office:string-value="" calcext:value-type="error">
            <text:p>#DIV/0!</text:p>
          </table:table-cell>
          <table:table-cell table:style-name="ce85" table:formula="of:=+[.D26]/[.C2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Náklady na reprezentaci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5" table:formula="of:=+[.D27]/[.B27]" office:value-type="string" office:string-value="" calcext:value-type="error">
            <text:p>#DIV/0!</text:p>
          </table:table-cell>
          <table:table-cell table:style-name="ce82" table:formula="of:=+[.D27]/[.C2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Honoráře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28]/[.B28]" office:value-type="string" office:string-value="" calcext:value-type="error">
            <text:p>#DIV/0!</text:p>
          </table:table-cell>
          <table:table-cell table:style-name="ce85" table:formula="of:=+[.D28]/[.C2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ropagace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5" table:formula="of:=+[.D29]/[.B29]" office:value-type="string" office:string-value="" calcext:value-type="error">
            <text:p>#DIV/0!</text:p>
          </table:table-cell>
          <table:table-cell table:style-name="ce82" table:formula="of:=+[.D29]/[.C2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Výkony spojů</text:p>
          </table:table-cell>
          <table:table-cell table:style-name="ce136" office:value-type="float" office:value="3" calcext:value-type="float">
            <text:p>3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3" calcext:value-type="float">
            <text:p>3,0</text:p>
          </table:table-cell>
          <table:table-cell table:style-name="ce65" table:formula="of:=+[.D30]/[.B30]" office:value-type="percentage" office:value="1" calcext:value-type="percentage">
            <text:p>100,0%</text:p>
          </table:table-cell>
          <table:table-cell table:style-name="ce82" table:formula="of:=+[.D30]/[.C3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Odvoz odpadů, úklid</text:p>
          </table:table-cell>
          <table:table-cell table:style-name="ce136" office:value-type="float" office:value="0.2" calcext:value-type="float">
            <text:p>0,2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.2" calcext:value-type="float">
            <text:p>0,2</text:p>
          </table:table-cell>
          <table:table-cell table:style-name="ce65" table:formula="of:=+[.D31]/[.B31]" office:value-type="percentage" office:value="1" calcext:value-type="percentage">
            <text:p>100,0%</text:p>
          </table:table-cell>
          <table:table-cell table:style-name="ce82" table:formula="of:=+[.D31]/[.C3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Nájemné</text:p>
          </table:table-cell>
          <table:table-cell table:style-name="ce136" office:value-type="float" office:value="0" calcext:value-type="float">
            <text:p>0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32]/[.B32]" office:value-type="string" office:string-value="" calcext:value-type="error">
            <text:p>#DIV/0!</text:p>
          </table:table-cell>
          <table:table-cell table:style-name="ce85" table:formula="of:=+[.D32]/[.C3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Služby zvukaře a osvětlovače</text:p>
          </table:table-cell>
          <table:table-cell table:style-name="ce137" office:value-type="float" office:value="0" calcext:value-type="float">
            <text:p>0,0</text:p>
          </table:table-cell>
          <table:table-cell table:style-name="ce116" office:value-type="float" office:value="0" calcext:value-type="float">
            <text:p>0,0</text:p>
          </table:table-cell>
          <table:table-cell table:style-name="ce137" office:value-type="float" office:value="0" calcext:value-type="float">
            <text:p>0,0</text:p>
          </table:table-cell>
          <table:table-cell table:style-name="ce68" table:formula="of:=+[.D33]/[.B33]" office:value-type="string" office:string-value="" calcext:value-type="error">
            <text:p>#DIV/0!</text:p>
          </table:table-cell>
          <table:table-cell table:style-name="ce85" table:formula="of:=+[.D33]/[.C3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Účetnictví</text:p>
          </table:table-cell>
          <table:table-cell table:style-name="ce137" office:value-type="float" office:value="2.5" calcext:value-type="float">
            <text:p>2,5</text:p>
          </table:table-cell>
          <table:table-cell table:style-name="ce116" office:value-type="float" office:value="0" calcext:value-type="float">
            <text:p>0,0</text:p>
          </table:table-cell>
          <table:table-cell table:style-name="ce137" office:value-type="float" office:value="2.5" calcext:value-type="float">
            <text:p>2,5</text:p>
          </table:table-cell>
          <table:table-cell table:style-name="ce68" table:formula="of:=+[.D34]/[.B34]" office:value-type="percentage" office:value="1" calcext:value-type="percentage">
            <text:p>100,0%</text:p>
          </table:table-cell>
          <table:table-cell table:style-name="ce85" table:formula="of:=+[.D34]/[.C3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style-name="ce138" office:value-type="float" office:value="4.5" calcext:value-type="float">
            <text:p>4,5</text:p>
          </table:table-cell>
          <table:table-cell table:style-name="ce47" office:value-type="float" office:value="0" calcext:value-type="float">
            <text:p>0,0</text:p>
          </table:table-cell>
          <table:table-cell table:style-name="ce138" office:value-type="float" office:value="4.5" calcext:value-type="float">
            <text:p>4,5</text:p>
          </table:table-cell>
          <table:table-cell table:style-name="ce69" table:formula="of:=+[.D35]/[.B35]" office:value-type="percentage" office:value="1" calcext:value-type="percentage">
            <text:p>100,0%</text:p>
          </table:table-cell>
          <table:table-cell table:style-name="ce86" table:formula="of:=+[.D35]/[.C3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Osobní náklady celkem</text:p>
          </table:table-cell>
          <table:table-cell table:style-name="ce29" table:formula="of:=SUM([.B37:.B41])" office:value-type="float" office:value="0" calcext:value-type="float">
            <text:p>0,0</text:p>
          </table:table-cell>
          <table:table-cell table:style-name="ce46" table:formula="of:=SUM([.C37:.C41])" office:value-type="float" office:value="0" calcext:value-type="float">
            <text:p>0,0</text:p>
          </table:table-cell>
          <table:table-cell table:style-name="ce29" table:formula="of:=SUM([.D37:.D41])" office:value-type="float" office:value="0" calcext:value-type="float">
            <text:p>0,0</text:p>
          </table:table-cell>
          <table:table-cell table:style-name="ce67" table:formula="of:=+[.D36]/[.B36]" office:value-type="string" office:string-value="" calcext:value-type="error">
            <text:p>#DIV/0!</text:p>
          </table:table-cell>
          <table:table-cell table:style-name="ce84" table:formula="of:=+[.D36]/[.C3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Mzdové náklady</text:p>
          </table:table-cell>
          <table:table-cell table:number-columns-repeated="2" table:style-name="ce44" office:value-type="float" office:value="0" calcext:value-type="float">
            <text:p>0,0</text:p>
          </table:table-cell>
          <table:table-cell table:style-name="ce27" office:value-type="float" office:value="0" calcext:value-type="float">
            <text:p>0,0</text:p>
          </table:table-cell>
          <table:table-cell table:style-name="ce68" table:formula="of:=+[.D37]/[.B37]" office:value-type="string" office:string-value="" calcext:value-type="error">
            <text:p>#DIV/0!</text:p>
          </table:table-cell>
          <table:table-cell table:style-name="ce85" table:formula="of:=+[.D37]/[.C3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OON</text:p>
          </table:table-cell>
          <table:table-cell table:number-columns-repeated="2"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5" table:formula="of:=+[.D38]/[.B38]" office:value-type="string" office:string-value="" calcext:value-type="error">
            <text:p>#DIV/0!</text:p>
          </table:table-cell>
          <table:table-cell table:style-name="ce82" table:formula="of:=+[.D38]/[.C3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Zákonné pojištění</text:p>
          </table:table-cell>
          <table:table-cell table:number-columns-repeated="2"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5" table:formula="of:=+[.D39]/[.B39]" office:value-type="string" office:string-value="" calcext:value-type="error">
            <text:p>#DIV/0!</text:p>
          </table:table-cell>
          <table:table-cell table:style-name="ce82" table:formula="of:=+[.D39]/[.C3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Zaměstnanecký fond</text:p>
          </table:table-cell>
          <table:table-cell table:number-columns-repeated="2" table:style-name="ce115" office:value-type="float" office:value="0" calcext:value-type="float">
            <text:p>0,0</text:p>
          </table:table-cell>
          <table:table-cell table:style-name="ce136" office:value-type="float" office:value="0" calcext:value-type="float">
            <text:p>0,0</text:p>
          </table:table-cell>
          <table:table-cell table:style-name="ce68" table:formula="of:=+[.D40]/[.B40]" office:value-type="string" office:string-value="" calcext:value-type="error">
            <text:p>#DIV/0!</text:p>
          </table:table-cell>
          <table:table-cell table:style-name="ce85" table:formula="of:=+[.D40]/[.C4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Ostatní</text:p>
          </table:table-cell>
          <table:table-cell table:number-columns-repeated="2" table:style-name="ce47" office:value-type="float" office:value="0" calcext:value-type="float">
            <text:p>0,0</text:p>
          </table:table-cell>
          <table:table-cell table:style-name="ce138" office:value-type="float" office:value="0" calcext:value-type="float">
            <text:p>0,0</text:p>
          </table:table-cell>
          <table:table-cell table:style-name="ce68" table:formula="of:=+[.D41]/[.B41]" office:value-type="string" office:string-value="" calcext:value-type="error">
            <text:p>#DIV/0!</text:p>
          </table:table-cell>
          <table:table-cell table:style-name="ce85" table:formula="of:=+[.D41]/[.C4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0" office:value-type="string" calcext:value-type="string">
            <text:p>Daně a poplatky</text:p>
          </table:table-cell>
          <table:table-cell table:style-name="ce29" table:formula="of:=SUM([.B43:.B46])" office:value-type="float" office:value="271" calcext:value-type="float">
            <text:p>271,0</text:p>
          </table:table-cell>
          <table:table-cell table:style-name="ce46" table:formula="of:=SUM([.C43:.C46])" office:value-type="float" office:value="0" calcext:value-type="float">
            <text:p>0,0</text:p>
          </table:table-cell>
          <table:table-cell table:style-name="ce29" table:formula="of:=SUM([.D43:.D46])" office:value-type="float" office:value="271" calcext:value-type="float">
            <text:p>271,0</text:p>
          </table:table-cell>
          <table:table-cell table:style-name="ce67" table:formula="of:=+[.D42]/[.B42]" office:value-type="percentage" office:value="1" calcext:value-type="percentage">
            <text:p>100,0%</text:p>
          </table:table-cell>
          <table:table-cell table:style-name="ce84" table:formula="of:=+[.D42]/[.C4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Daně a poplatky</text:p>
          </table:table-cell>
          <table:table-cell table:style-name="ce27" office:value-type="float" office:value="270" calcext:value-type="float">
            <text:p>270,0</text:p>
          </table:table-cell>
          <table:table-cell table:style-name="ce44" office:value-type="float" office:value="0" calcext:value-type="float">
            <text:p>0,0</text:p>
          </table:table-cell>
          <table:table-cell table:style-name="ce27" office:value-type="float" office:value="270" calcext:value-type="float">
            <text:p>270,0</text:p>
          </table:table-cell>
          <table:table-cell table:style-name="ce68" table:formula="of:=+[.D43]/[.B43]" office:value-type="percentage" office:value="1" calcext:value-type="percentage">
            <text:p>100,0%</text:p>
          </table:table-cell>
          <table:table-cell table:style-name="ce85" table:formula="of:=+[.D43]/[.C4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ojistné</text:p>
          </table:table-cell>
          <table:table-cell table:style-name="ce136" office:value-type="float" office:value="1" calcext:value-type="float">
            <text:p>1,0</text:p>
          </table:table-cell>
          <table:table-cell table:style-name="ce115" office:value-type="float" office:value="0" calcext:value-type="float">
            <text:p>0,0</text:p>
          </table:table-cell>
          <table:table-cell table:style-name="ce136" office:value-type="float" office:value="1" calcext:value-type="float">
            <text:p>1,0</text:p>
          </table:table-cell>
          <table:table-cell table:style-name="ce68" table:formula="of:=+[.D44]/[.B44]" office:value-type="percentage" office:value="1" calcext:value-type="percentage">
            <text:p>100,0%</text:p>
          </table:table-cell>
          <table:table-cell table:style-name="ce85" table:formula="of:=+[.D44]/[.C4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8" office:value-type="string" calcext:value-type="string">
            <text:p>Ostatní finanční náklady</text:p>
          </table:table-cell>
          <table:table-cell table:style-name="ce137" office:value-type="float" office:value="0" calcext:value-type="float">
            <text:p>0,0</text:p>
          </table:table-cell>
          <table:table-cell table:style-name="ce116" office:value-type="float" office:value="0" calcext:value-type="float">
            <text:p>0,0</text:p>
          </table:table-cell>
          <table:table-cell table:style-name="ce137" office:value-type="float" office:value="0" calcext:value-type="float">
            <text:p>0,0</text:p>
          </table:table-cell>
          <table:table-cell table:style-name="ce68" table:formula="of:=+[.D45]/[.B45]" office:value-type="string" office:string-value="" calcext:value-type="error">
            <text:p>#DIV/0!</text:p>
          </table:table-cell>
          <table:table-cell table:style-name="ce85" table:formula="of:=+[.D45]/[.C4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2" office:value-type="string" calcext:value-type="string">
            <text:p>Zákonné pojištění</text:p>
          </table:table-cell>
          <table:table-cell table:style-name="ce138" office:value-type="float" office:value="0" calcext:value-type="float">
            <text:p>0,0</text:p>
          </table:table-cell>
          <table:table-cell table:style-name="ce47" office:value-type="float" office:value="0" calcext:value-type="float">
            <text:p>0,0</text:p>
          </table:table-cell>
          <table:table-cell table:style-name="ce138" office:value-type="float" office:value="0" calcext:value-type="float">
            <text:p>0,0</text:p>
          </table:table-cell>
          <table:table-cell table:style-name="ce68" table:formula="of:=+[.D46]/[.B46]" office:value-type="string" office:string-value="" calcext:value-type="error">
            <text:p>#DIV/0!</text:p>
          </table:table-cell>
          <table:table-cell table:style-name="ce85" table:formula="of:=+[.D46]/[.C46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3" office:value-type="string" calcext:value-type="string">
            <text:p>Odpisy zařízení</text:p>
          </table:table-cell>
          <table:table-cell table:number-columns-repeated="2" table:style-name="ce48" office:value-type="float" office:value="0" calcext:value-type="float">
            <text:p>0,0</text:p>
          </table:table-cell>
          <table:table-cell table:style-name="ce31" office:value-type="float" office:value="0" calcext:value-type="float">
            <text:p>0,0</text:p>
          </table:table-cell>
          <table:table-cell table:style-name="ce144" table:formula="of:=+[.D47]/[.B47]" office:value-type="string" office:string-value="" calcext:value-type="error">
            <text:p>#DIV/0!</text:p>
          </table:table-cell>
          <table:table-cell table:style-name="ce145" table:formula="of:=+[.D47]/[.C47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4" office:value-type="string" calcext:value-type="string">
            <text:p>Odpisy nemovitého majetku</text:p>
          </table:table-cell>
          <table:table-cell table:number-columns-repeated="2" table:style-name="ce124" office:value-type="float" office:value="0" calcext:value-type="float">
            <text:p>0,0</text:p>
          </table:table-cell>
          <table:table-cell table:style-name="ce140" office:value-type="float" office:value="0" calcext:value-type="float">
            <text:p>0,0</text:p>
          </table:table-cell>
          <table:table-cell table:style-name="ce68" table:formula="of:=+[.D48]/[.B48]" office:value-type="string" office:string-value="" calcext:value-type="error">
            <text:p>#DIV/0!</text:p>
          </table:table-cell>
          <table:table-cell table:style-name="ce85" table:formula="of:=+[.D48]/[.C48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5" office:value-type="string" calcext:value-type="string">
            <text:p>Neinv. přísp. + přísp. na odpisy + ost. příspěvky</text:p>
          </table:table-cell>
          <table:table-cell table:style-name="ce33" table:formula="of:=SUM([.B50:.B53])" office:value-type="float" office:value="0" calcext:value-type="float">
            <text:p>0,0</text:p>
          </table:table-cell>
          <table:table-cell table:style-name="ce50" table:formula="of:=SUM([.C50:.C53])" office:value-type="float" office:value="0" calcext:value-type="float">
            <text:p>0,0</text:p>
          </table:table-cell>
          <table:table-cell table:style-name="ce33" table:formula="of:=SUM([.D50:.D53])" office:value-type="float" office:value="0" calcext:value-type="float">
            <text:p>0,0</text:p>
          </table:table-cell>
          <table:table-cell table:style-name="ce67" table:formula="of:=+[.D49]/[.B49]" office:value-type="string" office:string-value="" calcext:value-type="error">
            <text:p>#DIV/0!</text:p>
          </table:table-cell>
          <table:table-cell table:style-name="ce84" table:formula="of:=+[.D49]/[.C49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1" office:value-type="string" calcext:value-type="string">
            <text:p>Neinvestiční příspěvek</text:p>
          </table:table-cell>
          <table:table-cell table:number-columns-repeated="2" table:style-name="ce49" office:value-type="float" office:value="0" calcext:value-type="float">
            <text:p>0,0</text:p>
          </table:table-cell>
          <table:table-cell table:style-name="ce32" office:value-type="float" office:value="0" calcext:value-type="float">
            <text:p>0,0</text:p>
          </table:table-cell>
          <table:table-cell table:style-name="ce68" table:formula="of:=+[.D50]/[.B50]" office:value-type="string" office:string-value="" calcext:value-type="error">
            <text:p>#DIV/0!</text:p>
          </table:table-cell>
          <table:table-cell table:style-name="ce85" table:formula="of:=+[.D50]/[.C50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7" office:value-type="string" calcext:value-type="string">
            <text:p>Příspěvek na odpisy nemov. majetku</text:p>
          </table:table-cell>
          <table:table-cell table:number-columns-repeated="2" table:style-name="ce34" office:value-type="float" office:value="0" calcext:value-type="float">
            <text:p>0,0</text:p>
          </table:table-cell>
          <table:table-cell table:style-name="ce141" office:value-type="float" office:value="0" calcext:value-type="float">
            <text:p>0,0</text:p>
          </table:table-cell>
          <table:table-cell table:style-name="ce68" table:formula="of:=+[.D51]/[.B51]" office:value-type="string" office:string-value="" calcext:value-type="error">
            <text:p>#DIV/0!</text:p>
          </table:table-cell>
          <table:table-cell table:style-name="ce85" table:formula="of:=+[.D51]/[.C51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6" office:value-type="string" calcext:value-type="string">
            <text:p><text:s text:c="3"/>Účelová dotace (UZ 091, 081…)</text:p>
          </table:table-cell>
          <table:table-cell table:number-columns-repeated="2" table:style-name="ce121" office:value-type="float" office:value="0" calcext:value-type="float">
            <text:p>0,0</text:p>
          </table:table-cell>
          <table:table-cell table:style-name="ce142" office:value-type="float" office:value="0" calcext:value-type="float">
            <text:p>0,0</text:p>
          </table:table-cell>
          <table:table-cell table:style-name="ce68" table:formula="of:=+[.D52]/[.B52]" office:value-type="string" office:string-value="" calcext:value-type="error">
            <text:p>#DIV/0!</text:p>
          </table:table-cell>
          <table:table-cell table:style-name="ce85" table:formula="of:=+[.D52]/[.C52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7" office:value-type="string" calcext:value-type="string">
            <text:p>Ostatní příspěvky (např.dotace z účel.fondů MČ Pha 3)</text:p>
          </table:table-cell>
          <table:table-cell table:number-columns-repeated="2" table:style-name="ce51" office:value-type="float" office:value="0" calcext:value-type="float">
            <text:p>0,0</text:p>
          </table:table-cell>
          <table:table-cell table:style-name="ce143" office:value-type="float" office:value="0" calcext:value-type="float">
            <text:p>0,0</text:p>
          </table:table-cell>
          <table:table-cell table:style-name="ce68" table:formula="of:=+[.D53]/[.B53]" office:value-type="string" office:string-value="" calcext:value-type="error">
            <text:p>#DIV/0!</text:p>
          </table:table-cell>
          <table:table-cell table:style-name="ce85" table:formula="of:=+[.D53]/[.C53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8" office:value-type="string" calcext:value-type="string">
            <text:p>ZISK - ZTRÁTA vč. příspěvku</text:p>
          </table:table-cell>
          <table:table-cell table:style-name="ce36" table:formula="of:=+[.B8]-[.B16]+[.B49]" office:value-type="float" office:value="780.8" calcext:value-type="float">
            <text:p>780,8</text:p>
          </table:table-cell>
          <table:table-cell table:style-name="ce139" office:value-type="float" office:value="0" calcext:value-type="float">
            <text:p>0,0</text:p>
          </table:table-cell>
          <table:table-cell table:style-name="ce36" office:value-type="float" office:value="0" calcext:value-type="float">
            <text:p>0,0</text:p>
          </table:table-cell>
          <table:table-cell table:style-name="ce73" table:formula="of:=+[.D54]/[.B54]" office:value-type="percentage" office:value="0" calcext:value-type="percentage">
            <text:p>0,0%</text:p>
          </table:table-cell>
          <table:table-cell table:style-name="ce93" table:formula="of:=+[.D54]/[.C54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7">
          <table:table-cell table:style-name="ce19" office:value-type="string" calcext:value-type="string">
            <text:p>ZISK - ZTRÁTA bez příspěvku</text:p>
          </table:table-cell>
          <table:table-cell table:style-name="ce37" table:formula="of:=+[.B8]-[.B16]" office:value-type="float" office:value="780.8" calcext:value-type="float">
            <text:p>780,8</text:p>
          </table:table-cell>
          <table:table-cell table:style-name="ce53" table:formula="of:=+[.C8]-[.C16]" office:value-type="float" office:value="0" calcext:value-type="float">
            <text:p>0,0</text:p>
          </table:table-cell>
          <table:table-cell table:style-name="ce37" office:value-type="float" office:value="872.5" calcext:value-type="float">
            <text:p>872,5</text:p>
          </table:table-cell>
          <table:table-cell table:style-name="ce74" table:formula="of:=+[.D55]/[.B55]" office:value-type="percentage" office:value="1.11744364754098" calcext:value-type="percentage">
            <text:p>111,7%</text:p>
          </table:table-cell>
          <table:table-cell table:style-name="ce94" table:formula="of:=+[.D55]/[.C55]" office:value-type="string" office:string-value="" calcext:value-type="error">
            <text:p>#DIV/0!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Zpracoval: Mgr.Jana Rumlenová</text:p>
          </table:table-cell>
          <table:table-cell table:style-name="ce38" office:value-type="date" office:date-value="2015-09-11" calcext:value-type="date">
            <text:p>11.9.2015</text:p>
          </table:table-cell>
          <table:table-cell/>
          <table:table-cell office:value-type="string" calcext:value-type="string">
            <text:p>tel.: 602241723</text:p>
          </table:table-cell>
          <table:table-cell table:style-name="ce75"/>
          <table:table-cell table:number-columns-repeated="1019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Doplňková.$A$1:.$F$56" table:range-usable-as="print-range"/>
        </table:named-expressions>
      </table:table>
      <table:table table:name="Komentář" table:style-name="ta4" table:print-ranges="Komentář.A1:Komentář.A40">
        <table:table-column table:style-name="co7" table:default-cell-style-name="Default"/>
        <table:table-column table:style-name="co3" table:number-columns-repeated="1023" table:default-cell-style-name="Default"/>
        <table:table-row table:style-name="ro8">
          <table:table-cell table:style-name="ce146" office:value-type="string" calcext:value-type="string">
            <text:p>Komentář k návrhu rozpočtu Žižkovského divadla Járy Cimrmana v roce 2016</text:p>
          </table:table-cell>
          <table:table-cell table:number-columns-repeated="1023"/>
        </table:table-row>
        <table:table-row table:style-name="ro9">
          <table:table-cell table:style-name="ce147"/>
          <table:table-cell table:number-columns-repeated="1023"/>
        </table:table-row>
        <table:table-row table:style-name="ro9" table:number-rows-repeated="2">
          <table:table-cell table:style-name="ce148"/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Nájemné:</text:span><text:span text:style-name="T2">   Tržby z pronájmů prostor - divadelní bar, kancelář DJC.s.r.o a aktivit nesouvisejících s hlavní činnost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Reklamy: </text:span><text:span text:style-name="T2">   V návrhu rozpočtu je uvedena částka příspěvku od firem, u kterých víme o spolupráci v r.2016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Vstupné:</text:span><text:span text:style-name="T2">    V r.2016 předpokládáme nižší vstupeného vzhledem k menšímu zájmu o zadaná představen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Převody z fondů:</text:span><text:span text:style-name="T2">  Použití fondů předpokládáme na rozvoj činosti v oblasti reklamy a honorářů u nových aktivit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statní:</text:span><text:span text:style-name="T2">  Tržby ze spolupráce na divadelních aktivitách na které nejsou prodávány vstupenky pokladnou ŽDJC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Spotřební materiál:</text:span><text:span text:style-name="T2">  Kancelářský materiál, zvukařský a osvětlovací, žárovky, hygienický materiál, úklidové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 text:c="32"/>prostředky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DDHM:</text:span><text:span text:style-name="T2"> Použití na nákup dlouhodobého majetku - přídavná zařízení k počítačové technice, softwary, zvuková 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a světelná technika - obnovení a doplnění parku.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Spotřeba energií:</text:span><text:span text:style-name="T2"> Světlo, teplo, voda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pravy a údržba:</text:span><text:span text:style-name="T2"> Opravy 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Cestovné:</text:span><text:span text:style-name="T2"> kupóny MDH, cestovní příkazy, služební cesty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Náklady na reprezentaci:</text:span><text:span text:style-name="T2"> pohoštění k zahájení a konci sezóny, k divadelnímu plesu, květiny pro účinkuíc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Honoráře:</text:span><text:span text:style-name="T2"> Honoráře účinkujících, autorské honoráře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Propagace:</text:span><text:span text:style-name="T2"> Propagace aktivit v hlavní činnosti včetně bartrové spolupráce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Výkony spojů:</text:span><text:span text:style-name="T2"> Mobilní sítě a pevné linky, poštovné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dvoz odpadů, úklid:</text:span><text:span text:style-name="T2"> Odvoz odpadů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Služby zvukaře a osvětlovače:</text:span><text:span text:style-name="T2"> Honoráře těchto dvou profes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Účetnictví:</text:span><text:span text:style-name="T2"> Honorář účetn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statní:</text:span><text:span text:style-name="T2">  Revize, správa počítačové sítě, doména www stránek, servis zařízení , kupóny na stravován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Mzdové náklady:</text:span><text:span text:style-name="T2"> Mzdy zaměstnanců v pracovním poměru. V listopadu 2014 došlo k navýšení základních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tarifu, což bylo koncem roku 2014 zohledněno. V roce 2015 jsme ale obdrželi původní částku roku 2014.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V roce 2016 počítáme s čerpáním fondu odměn, který ale bude po roce 2015 značně krácen. Aby nedošlo ke 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snížení mezd, je nutné navýšit původní částku tak, jak byla zákonem upravena sazba základních tarifů.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ON:</text:span><text:span text:style-name="T2"> Mzdy zaměstnaců zaměstnaných na dohody o pracovní činnosti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Zákonné pojištění: </text:span><text:span text:style-name="T2">Pojištění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Zaměstnanecký fond:</text:span><text:span text:style-name="T2"> Fond FKSP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statní - sociální náklady:</text:span><text:span text:style-name="T2"> Příspěvky na stravování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Daně a poplatky:</text:span><text:span text:style-name="T2"> Daně z doplňkové činnosti 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Pojistné:</text:span><text:span text:style-name="T2"> Pojištění interiéru budovy, pokladny, divácké šatny. Nezahrnuje pojištění budovy.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statní finanční náklady:</text:span><text:span text:style-name="T2"> Odpisy DPH, popl. Za vedení účtu, rzhlasu a TV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Zákonné pojištění: </text:span><text:span text:style-name="T2"> Pojištění zaměstnanců</text:span>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pan text:style-name="T1">Odpisy nemovitého majetku:</text:span><text:span text:style-name="T2"> Odpisy majetku podle odpisového ročního plánu.</text:span></text:p>
          </table:table-cell>
          <table:table-cell table:number-columns-repeated="1023"/>
        </table:table-row>
        <table:table-row table:style-name="ro9">
          <table:table-cell table:style-name="ce150"/>
          <table:table-cell table:number-columns-repeated="1023"/>
        </table:table-row>
        <table:table-row table:style-name="ro9">
          <table:table-cell table:style-name="ce149" office:value-type="string" calcext:value-type="string">
            <text:p>V Praze dne 11.9.2015 <text:s text:c="101"/>Mgr.Jana Rumlenová</text:p>
          </table:table-cell>
          <table:table-cell table:number-columns-repeated="1023"/>
        </table:table-row>
        <table:table-row table:style-name="ro9">
          <table:table-cell table:style-name="ce149" office:value-type="string" calcext:value-type="string">
            <text:p><text:s text:c="138"/>ředitelka ŽDJC</text:p>
          </table:table-cell>
          <table:table-cell table:number-columns-repeated="1023"/>
        </table:table-row>
        <table:table-row table:style-name="ro9">
          <table:table-cell table:style-name="ce150"/>
          <table:table-cell table:number-columns-repeated="1023"/>
        </table:table-row>
        <table:table-row table:style-name="ro6" table:number-rows-repeated="104853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Area" table:base-cell-address="$Sumář.$A$1" table:cell-range-address="$Komentář.$A$1:.$A$40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10">
      <number:number number:decimal-places="1" number:min-integer-digits="1" number:grouping="true"/>
    </number:number-style>
    <number:percentage-style style:name="N111">
      <number:number number:decimal-places="1" number:min-integer-digits="1"/>
      <number:text>%</number:text>
    </number:percentage-style>
    <number:number-style style:name="N10106P0" style:volatile="true" number:language="cs" number:country="CZ">
      <number:number number:decimal-places="0" number:min-integer-digits="1" number:grouping="true"/>
      <number:text> Kč</number:text>
    </number:number-style>
    <number:number-style style:name="N10106" number:language="cs" number:country="CZ">
      <number:text>-</number:text>
      <number:number number:decimal-places="0" number:min-integer-digits="1" number:grouping="true"/>
      <number:text> Kč</number:text>
      <style:map style:condition="value()&gt;=0" style:apply-style-name="N10106P0"/>
    </number:number-style>
    <number:number-style style:name="N10107P0" style:volatile="true" number:language="cs" number:country="CZ">
      <number:number number:decimal-places="0" number:min-integer-digits="1" number:grouping="true"/>
      <number:text> Kč</number:text>
    </number:number-style>
    <number:number-style style:name="N10107" number:language="cs" number:country="CZ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0107P0"/>
    </number:number-style>
    <number:number-style style:name="N10108P0" style:volatile="true" number:language="cs" number:country="CZ">
      <number:number number:decimal-places="2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2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2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0109P0"/>
    </number:number-style>
    <number:date-style style:name="N10110" number:language="cs" number:country="CZ">
      <number:day/>
      <number:text>.</number:text>
      <number:month/>
      <number:text>.</number:text>
      <number:year number:style="long"/>
    </number:date-style>
    <number:date-style style:name="N10111" number:language="cs" number:country="CZ">
      <number:day/>
      <number:text>.</number:text>
      <number:month number:textual="true"/>
      <number:text>.</number:text>
      <number:year/>
    </number:date-style>
    <number:date-style style:name="N10112" number:language="cs" number:country="CZ">
      <number:day/>
      <number:text>.</number:text>
      <number:month number:textual="true"/>
    </number:date-style>
    <number:date-style style:name="N10113" number:language="cs" number:country="CZ">
      <number:month number:textual="true"/>
      <number:text>.</number:text>
      <number:year/>
    </number:date-style>
    <number:time-style style:name="N10114" number:language="cs" number:country="CZ">
      <number:hours/>
      <number:text>:</number:text>
      <number:minutes number:style="long"/>
      <number:text> </number:text>
      <number:am-pm/>
    </number:time-style>
    <number:time-style style:name="N10115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6" number:language="cs" number:country="CZ">
      <number:hours/>
      <number:text>:</number:text>
      <number:minutes number:style="long"/>
    </number:time-style>
    <number:time-style style:name="N10117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18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cs" number:country="CZ">
      <number:number number:decimal-places="0" number:min-integer-digits="1" number:grouping="true"/>
      <number:text>     </number:text>
    </number:number-style>
    <number:number-style style:name="N10119" number:language="cs" number:country="CZ">
      <number:text>-</number:text>
      <number:number number: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cs" number:country="CZ">
      <number:number number:decimal-places="0" number:min-integer-digits="1" number:grouping="true"/>
      <number:text>     </number:text>
    </number:number-style>
    <number:number-style style:name="N10120" number:language="cs" number:country="CZ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cs" number:country="CZ">
      <number:number number:decimal-places="2" number:min-integer-digits="1" number:grouping="true"/>
      <number:text>     </number:text>
    </number:number-style>
    <number:number-style style:name="N10121" number:language="cs" number:country="CZ">
      <number:text>-</number:text>
      <number:number number:decimal-places="2" number:min-integer-digits="1" number:grouping="true"/>
      <number:text>     </number:text>
      <style:map style:condition="value()&gt;=0" style:apply-style-name="N10121P0"/>
    </number:number-style>
    <number:number-style style:name="N10122P0" style:volatile="true" number:language="cs" number:country="CZ">
      <number:number number:decimal-places="2" number:min-integer-digits="1" number:grouping="true"/>
      <number:text>     </number:text>
    </number:number-style>
    <number:number-style style:name="N10122" number:language="cs" number:country="CZ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cs" number:country="CZ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1" style:volatile="true" number:language="cs" number:country="CZ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0123P2" style:volatile="true" number:language="cs" number:country="CZ">
      <loext:text> </loext:text>
      <loext:fill-character> </loext:fill-character>
      <number:text>-      </number:text>
    </number:number-style>
    <number:text-style style:name="N10123" number:language="cs" number:country="CZ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cs" number:country="CZ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0124P1" style:volatile="true" number:language="cs" number:country="CZ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0124P2" style:volatile="true" number:language="cs" number:country="CZ">
      <loext:text> </loext:text>
      <loext:fill-character> </loext:fill-character>
      <number:text>- Kč </number:text>
    </number:number-style>
    <number:text-style style:name="N10124" number:language="cs" number:country="CZ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cs" number:country="CZ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1" style:volatile="true" number:language="cs" number:country="CZ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0125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5" number:language="cs" number:country="CZ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cs" number:country="CZ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0126P1" style:volatile="true" number:language="cs" number:country="CZ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0126P2" style:volatile="true" number:language="cs" number:country="CZ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0126" number:language="cs" number:country="CZ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4.99mm" fo:margin-bottom="4.99mm" fo:margin-left="20mm" fo:margin-right="14.99mm" style:print-page-order="ttb" style:first-page-number="continue" style:scale-to-X="1" style:scale-to-Y="1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7.11mm" fo:margin-bottom="4.99mm" fo:margin-left="20mm" fo:margin-right="5.84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4.99mm" fo:margin-bottom="4.99mm" fo:margin-left="20mm" fo:margin-right="14.99m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fo:page-width="210.01mm" fo:page-height="297mm" style:num-format="1" style:print-orientation="portrait" fo:margin-top="20mm" fo:margin-bottom="20mm" fo:margin-left="17.78mm" fo:margin-right="17.78mm" style:print-page-order="ttb" style:first-page-number="continue" style:scale-to-X="1" style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3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umář" style:display-name="PageStyle_Sumář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lavní" style:display-name="PageStyle_Hlavní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plňková" style:display-name="PageStyle_Doplňková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Komentář" style:display-name="PageStyle_Komentář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Šejvlová Zuzana</meta:initial-creator>
    <dc:creator>Jana Rumlenová</dc:creator>
    <meta:print-date>2015-09-13T18:18:56</meta:print-date>
    <meta:creation-date>2006-04-10T06:25:39</meta:creation-date>
    <dc:date>2016-03-03T14:32:39</dc:date>
    <meta:generator>LibreOffice/4.4.6.3$Linux_X86_64 LibreOffice_project/40m0$Build-3</meta:generator>
    <meta:document-statistic meta:table-count="4" meta:cell-count="985" meta:object-count="0"/>
    <meta:user-defined meta:name="AppVersion">15.0300</meta:user-defined>
    <meta:user-defined meta:name="Company">ÚMČ Praha 3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